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T" table:style-name="ta1">
        <table:shapes>
          <draw:frame draw:z-index="0" draw:style-name="gr1" draw:text-style-name="P1" svg:width="6.3039in" svg:height="6.6929in" svg:x="6.8122in" svg:y="0.0417in">
            <draw:object draw:notify-on-update-of-ranges="DFT.C1:DFT.C1 DFT.C2:DFT.C151 DFT.G1:DFT.G1 DFT.G2:DFT.G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amplingFreq</text:p>
          </table:table-cell>
          <table:table-cell office:value-type="string" calcext:value-type="string">
            <text:p>SamplesQty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TimeTag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Average time (s)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523060312" calcext:value-type="float">
            <text:p>523060312</text:p>
          </table:table-cell>
          <table:table-cell table:formula="of:=[.F2]/1000000000" office:value-type="float" office:value="0.523060312" calcext:value-type="float">
            <text:p>0.523060312</text:p>
          </table:table-cell>
          <table:table-cell table:style-name="ce1" table:formula="of:=AVERAGE([.F2:.F31])/1000000000" office:value-type="float" office:value="0.524243537033333" calcext:value-type="float" table:number-columns-spanned="1" table:number-rows-spanned="30">
            <text:p>0.52424353703333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523757064" calcext:value-type="float">
            <text:p>523757064</text:p>
          </table:table-cell>
          <table:table-cell table:formula="of:=[.F3]/1000000000" office:value-type="float" office:value="0.523757064" calcext:value-type="float">
            <text:p>0.52375706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524477222" calcext:value-type="float">
            <text:p>524477222</text:p>
          </table:table-cell>
          <table:table-cell table:formula="of:=[.F4]/1000000000" office:value-type="float" office:value="0.524477222" calcext:value-type="float">
            <text:p>0.52447722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524791423" calcext:value-type="float">
            <text:p>524791423</text:p>
          </table:table-cell>
          <table:table-cell table:formula="of:=[.F5]/1000000000" office:value-type="float" office:value="0.524791423" calcext:value-type="float">
            <text:p>0.52479142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525065131" calcext:value-type="float">
            <text:p>525065131</text:p>
          </table:table-cell>
          <table:table-cell table:formula="of:=[.F6]/1000000000" office:value-type="float" office:value="0.525065131" calcext:value-type="float">
            <text:p>0.52506513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525485423" calcext:value-type="float">
            <text:p>525485423</text:p>
          </table:table-cell>
          <table:table-cell table:formula="of:=[.F7]/1000000000" office:value-type="float" office:value="0.525485423" calcext:value-type="float">
            <text:p>0.52548542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525459009" calcext:value-type="float">
            <text:p>525459009</text:p>
          </table:table-cell>
          <table:table-cell table:formula="of:=[.F8]/1000000000" office:value-type="float" office:value="0.525459009" calcext:value-type="float">
            <text:p>0.52545900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525667731" calcext:value-type="float">
            <text:p>525667731</text:p>
          </table:table-cell>
          <table:table-cell table:formula="of:=[.F9]/1000000000" office:value-type="float" office:value="0.525667731" calcext:value-type="float">
            <text:p>0.52566773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525629239" calcext:value-type="float">
            <text:p>525629239</text:p>
          </table:table-cell>
          <table:table-cell table:formula="of:=[.F10]/1000000000" office:value-type="float" office:value="0.525629239" calcext:value-type="float">
            <text:p>0.52562923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525808483" calcext:value-type="float">
            <text:p>525808483</text:p>
          </table:table-cell>
          <table:table-cell table:formula="of:=[.F11]/1000000000" office:value-type="float" office:value="0.525808483" calcext:value-type="float">
            <text:p>0.52580848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525723544" calcext:value-type="float">
            <text:p>525723544</text:p>
          </table:table-cell>
          <table:table-cell table:formula="of:=[.F12]/1000000000" office:value-type="float" office:value="0.525723544" calcext:value-type="float">
            <text:p>0.52572354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528866837" calcext:value-type="float">
            <text:p>528866837</text:p>
          </table:table-cell>
          <table:table-cell table:formula="of:=[.F13]/1000000000" office:value-type="float" office:value="0.528866837" calcext:value-type="float">
            <text:p>0.52886683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526126776" calcext:value-type="float">
            <text:p>526126776</text:p>
          </table:table-cell>
          <table:table-cell table:formula="of:=[.F14]/1000000000" office:value-type="float" office:value="0.526126776" calcext:value-type="float">
            <text:p>0.52612677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526097605" calcext:value-type="float">
            <text:p>526097605</text:p>
          </table:table-cell>
          <table:table-cell table:formula="of:=[.F15]/1000000000" office:value-type="float" office:value="0.526097605" calcext:value-type="float">
            <text:p>0.52609760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526244338" calcext:value-type="float">
            <text:p>526244338</text:p>
          </table:table-cell>
          <table:table-cell table:formula="of:=[.F16]/1000000000" office:value-type="float" office:value="0.526244338" calcext:value-type="float">
            <text:p>0.52624433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525919446" calcext:value-type="float">
            <text:p>525919446</text:p>
          </table:table-cell>
          <table:table-cell table:formula="of:=[.F17]/1000000000" office:value-type="float" office:value="0.525919446" calcext:value-type="float">
            <text:p>0.52591944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526081259" calcext:value-type="float">
            <text:p>526081259</text:p>
          </table:table-cell>
          <table:table-cell table:formula="of:=[.F18]/1000000000" office:value-type="float" office:value="0.526081259" calcext:value-type="float">
            <text:p>0.52608125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525890965" calcext:value-type="float">
            <text:p>525890965</text:p>
          </table:table-cell>
          <table:table-cell table:formula="of:=[.F19]/1000000000" office:value-type="float" office:value="0.525890965" calcext:value-type="float">
            <text:p>0.52589096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526514733" calcext:value-type="float">
            <text:p>526514733</text:p>
          </table:table-cell>
          <table:table-cell table:formula="of:=[.F20]/1000000000" office:value-type="float" office:value="0.526514733" calcext:value-type="float">
            <text:p>0.52651473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526097167" calcext:value-type="float">
            <text:p>526097167</text:p>
          </table:table-cell>
          <table:table-cell table:formula="of:=[.F21]/1000000000" office:value-type="float" office:value="0.526097167" calcext:value-type="float">
            <text:p>0.52609716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526114738" calcext:value-type="float">
            <text:p>526114738</text:p>
          </table:table-cell>
          <table:table-cell table:formula="of:=[.F22]/1000000000" office:value-type="float" office:value="0.526114738" calcext:value-type="float">
            <text:p>0.52611473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521770097" calcext:value-type="float">
            <text:p>521770097</text:p>
          </table:table-cell>
          <table:table-cell table:formula="of:=[.F23]/1000000000" office:value-type="float" office:value="0.521770097" calcext:value-type="float">
            <text:p>0.52177009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520871635" calcext:value-type="float">
            <text:p>520871635</text:p>
          </table:table-cell>
          <table:table-cell table:formula="of:=[.F24]/1000000000" office:value-type="float" office:value="0.520871635" calcext:value-type="float">
            <text:p>0.52087163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520684641" calcext:value-type="float">
            <text:p>520684641</text:p>
          </table:table-cell>
          <table:table-cell table:formula="of:=[.F25]/1000000000" office:value-type="float" office:value="0.520684641" calcext:value-type="float">
            <text:p>0.52068464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520739012" calcext:value-type="float">
            <text:p>520739012</text:p>
          </table:table-cell>
          <table:table-cell table:formula="of:=[.F26]/1000000000" office:value-type="float" office:value="0.520739012" calcext:value-type="float">
            <text:p>0.52073901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520875547" calcext:value-type="float">
            <text:p>520875547</text:p>
          </table:table-cell>
          <table:table-cell table:formula="of:=[.F27]/1000000000" office:value-type="float" office:value="0.520875547" calcext:value-type="float">
            <text:p>0.52087554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521043972" calcext:value-type="float">
            <text:p>521043972</text:p>
          </table:table-cell>
          <table:table-cell table:formula="of:=[.F28]/1000000000" office:value-type="float" office:value="0.521043972" calcext:value-type="float">
            <text:p>0.52104397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520698436" calcext:value-type="float">
            <text:p>520698436</text:p>
          </table:table-cell>
          <table:table-cell table:formula="of:=[.F29]/1000000000" office:value-type="float" office:value="0.520698436" calcext:value-type="float">
            <text:p>0.52069843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520857847" calcext:value-type="float">
            <text:p>520857847</text:p>
          </table:table-cell>
          <table:table-cell table:formula="of:=[.F30]/1000000000" office:value-type="float" office:value="0.520857847" calcext:value-type="float">
            <text:p>0.52085784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520886479" calcext:value-type="float">
            <text:p>520886479</text:p>
          </table:table-cell>
          <table:table-cell table:formula="of:=[.F31]/1000000000" office:value-type="float" office:value="0.520886479" calcext:value-type="float">
            <text:p>0.52088647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2097600098" calcext:value-type="float">
            <text:p>2097600098</text:p>
          </table:table-cell>
          <table:table-cell table:formula="of:=[.F32]/1000000000" office:value-type="float" office:value="2.097600098" calcext:value-type="float">
            <text:p>2.097600098</text:p>
          </table:table-cell>
          <table:table-cell table:style-name="ce1" table:formula="of:=AVERAGE([.F32:.F61])/1000000000" office:value-type="float" office:value="2.0934760504" calcext:value-type="float" table:number-columns-spanned="1" table:number-rows-spanned="30">
            <text:p>2.093476050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2078181988" calcext:value-type="float">
            <text:p>2078181988</text:p>
          </table:table-cell>
          <table:table-cell table:formula="of:=[.F33]/1000000000" office:value-type="float" office:value="2.078181988" calcext:value-type="float">
            <text:p>2.07818198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2086001834" calcext:value-type="float">
            <text:p>2086001834</text:p>
          </table:table-cell>
          <table:table-cell table:formula="of:=[.F34]/1000000000" office:value-type="float" office:value="2.086001834" calcext:value-type="float">
            <text:p>2.08600183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2087406563" calcext:value-type="float">
            <text:p>2087406563</text:p>
          </table:table-cell>
          <table:table-cell table:formula="of:=[.F35]/1000000000" office:value-type="float" office:value="2.087406563" calcext:value-type="float">
            <text:p>2.08740656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2091522730" calcext:value-type="float">
            <text:p>2091522730</text:p>
          </table:table-cell>
          <table:table-cell table:formula="of:=[.F36]/1000000000" office:value-type="float" office:value="2.09152273" calcext:value-type="float">
            <text:p>2.0915227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2089529644" calcext:value-type="float">
            <text:p>2089529644</text:p>
          </table:table-cell>
          <table:table-cell table:formula="of:=[.F37]/1000000000" office:value-type="float" office:value="2.089529644" calcext:value-type="float">
            <text:p>2.08952964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2093694355" calcext:value-type="float">
            <text:p>2093694355</text:p>
          </table:table-cell>
          <table:table-cell table:formula="of:=[.F38]/1000000000" office:value-type="float" office:value="2.093694355" calcext:value-type="float">
            <text:p>2.09369435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2092240837" calcext:value-type="float">
            <text:p>2092240837</text:p>
          </table:table-cell>
          <table:table-cell table:formula="of:=[.F39]/1000000000" office:value-type="float" office:value="2.092240837" calcext:value-type="float">
            <text:p>2.09224083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2092822573" calcext:value-type="float">
            <text:p>2092822573</text:p>
          </table:table-cell>
          <table:table-cell table:formula="of:=[.F40]/1000000000" office:value-type="float" office:value="2.092822573" calcext:value-type="float">
            <text:p>2.09282257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2094839233" calcext:value-type="float">
            <text:p>2094839233</text:p>
          </table:table-cell>
          <table:table-cell table:formula="of:=[.F41]/1000000000" office:value-type="float" office:value="2.094839233" calcext:value-type="float">
            <text:p>2.09483923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2093399268" calcext:value-type="float">
            <text:p>2093399268</text:p>
          </table:table-cell>
          <table:table-cell table:formula="of:=[.F42]/1000000000" office:value-type="float" office:value="2.093399268" calcext:value-type="float">
            <text:p>2.09339926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2094373677" calcext:value-type="float">
            <text:p>2094373677</text:p>
          </table:table-cell>
          <table:table-cell table:formula="of:=[.F43]/1000000000" office:value-type="float" office:value="2.094373677" calcext:value-type="float">
            <text:p>2.09437367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2092892580" calcext:value-type="float">
            <text:p>2092892580</text:p>
          </table:table-cell>
          <table:table-cell table:formula="of:=[.F44]/1000000000" office:value-type="float" office:value="2.09289258" calcext:value-type="float">
            <text:p>2.0928925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2093024934" calcext:value-type="float">
            <text:p>2093024934</text:p>
          </table:table-cell>
          <table:table-cell table:formula="of:=[.F45]/1000000000" office:value-type="float" office:value="2.093024934" calcext:value-type="float">
            <text:p>2.09302493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2095329647" calcext:value-type="float">
            <text:p>2095329647</text:p>
          </table:table-cell>
          <table:table-cell table:formula="of:=[.F46]/1000000000" office:value-type="float" office:value="2.095329647" calcext:value-type="float">
            <text:p>2.09532964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2094195694" calcext:value-type="float">
            <text:p>2094195694</text:p>
          </table:table-cell>
          <table:table-cell table:formula="of:=[.F47]/1000000000" office:value-type="float" office:value="2.094195694" calcext:value-type="float">
            <text:p>2.09419569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2095323222" calcext:value-type="float">
            <text:p>2095323222</text:p>
          </table:table-cell>
          <table:table-cell table:formula="of:=[.F48]/1000000000" office:value-type="float" office:value="2.095323222" calcext:value-type="float">
            <text:p>2.09532322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2094755793" calcext:value-type="float">
            <text:p>2094755793</text:p>
          </table:table-cell>
          <table:table-cell table:formula="of:=[.F49]/1000000000" office:value-type="float" office:value="2.094755793" calcext:value-type="float">
            <text:p>2.09475579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2095527039" calcext:value-type="float">
            <text:p>2095527039</text:p>
          </table:table-cell>
          <table:table-cell table:formula="of:=[.F50]/1000000000" office:value-type="float" office:value="2.095527039" calcext:value-type="float">
            <text:p>2.09552703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2093411616" calcext:value-type="float">
            <text:p>2093411616</text:p>
          </table:table-cell>
          <table:table-cell table:formula="of:=[.F51]/1000000000" office:value-type="float" office:value="2.093411616" calcext:value-type="float">
            <text:p>2.09341161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2093737667" calcext:value-type="float">
            <text:p>2093737667</text:p>
          </table:table-cell>
          <table:table-cell table:formula="of:=[.F52]/1000000000" office:value-type="float" office:value="2.093737667" calcext:value-type="float">
            <text:p>2.09373766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2095691894" calcext:value-type="float">
            <text:p>2095691894</text:p>
          </table:table-cell>
          <table:table-cell table:formula="of:=[.F53]/1000000000" office:value-type="float" office:value="2.095691894" calcext:value-type="float">
            <text:p>2.09569189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2095074325" calcext:value-type="float">
            <text:p>2095074325</text:p>
          </table:table-cell>
          <table:table-cell table:formula="of:=[.F54]/1000000000" office:value-type="float" office:value="2.095074325" calcext:value-type="float">
            <text:p>2.09507432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2095434397" calcext:value-type="float">
            <text:p>2095434397</text:p>
          </table:table-cell>
          <table:table-cell table:formula="of:=[.F55]/1000000000" office:value-type="float" office:value="2.095434397" calcext:value-type="float">
            <text:p>2.09543439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2094759002" calcext:value-type="float">
            <text:p>2094759002</text:p>
          </table:table-cell>
          <table:table-cell table:formula="of:=[.F56]/1000000000" office:value-type="float" office:value="2.094759002" calcext:value-type="float">
            <text:p>2.09475900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2094854849" calcext:value-type="float">
            <text:p>2094854849</text:p>
          </table:table-cell>
          <table:table-cell table:formula="of:=[.F57]/1000000000" office:value-type="float" office:value="2.094854849" calcext:value-type="float">
            <text:p>2.09485484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2094286812" calcext:value-type="float">
            <text:p>2094286812</text:p>
          </table:table-cell>
          <table:table-cell table:formula="of:=[.F58]/1000000000" office:value-type="float" office:value="2.094286812" calcext:value-type="float">
            <text:p>2.09428681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2101557665" calcext:value-type="float">
            <text:p>2101557665</text:p>
          </table:table-cell>
          <table:table-cell table:formula="of:=[.F59]/1000000000" office:value-type="float" office:value="2.101557665" calcext:value-type="float">
            <text:p>2.10155766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2096742293" calcext:value-type="float">
            <text:p>2096742293</text:p>
          </table:table-cell>
          <table:table-cell table:formula="of:=[.F60]/1000000000" office:value-type="float" office:value="2.096742293" calcext:value-type="float">
            <text:p>2.09674229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2096069283" calcext:value-type="float">
            <text:p>2096069283</text:p>
          </table:table-cell>
          <table:table-cell table:formula="of:=[.F61]/1000000000" office:value-type="float" office:value="2.096069283" calcext:value-type="float">
            <text:p>2.09606928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8274370604" calcext:value-type="float">
            <text:p>8274370604</text:p>
          </table:table-cell>
          <table:table-cell table:formula="of:=[.F62]/1000000000" office:value-type="float" office:value="8.274370604" calcext:value-type="float">
            <text:p>8.274370604</text:p>
          </table:table-cell>
          <table:table-cell table:style-name="ce1" table:formula="of:=AVERAGE([.F62:.F91])/1000000000" office:value-type="float" office:value="8.3398814773" calcext:value-type="float" table:number-columns-spanned="1" table:number-rows-spanned="30">
            <text:p>8.339881477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8279007928" calcext:value-type="float">
            <text:p>8279007928</text:p>
          </table:table-cell>
          <table:table-cell table:formula="of:=[.F63]/1000000000" office:value-type="float" office:value="8.279007928" calcext:value-type="float">
            <text:p>8.27900792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8283586832" calcext:value-type="float">
            <text:p>8283586832</text:p>
          </table:table-cell>
          <table:table-cell table:formula="of:=[.F64]/1000000000" office:value-type="float" office:value="8.283586832" calcext:value-type="float">
            <text:p>8.28358683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8292677061" calcext:value-type="float">
            <text:p>8292677061</text:p>
          </table:table-cell>
          <table:table-cell table:formula="of:=[.F65]/1000000000" office:value-type="float" office:value="8.292677061" calcext:value-type="float">
            <text:p>8.29267706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8300250316" calcext:value-type="float">
            <text:p>8300250316</text:p>
          </table:table-cell>
          <table:table-cell table:formula="of:=[.F66]/1000000000" office:value-type="float" office:value="8.300250316" calcext:value-type="float">
            <text:p>8.30025031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8303930851" calcext:value-type="float">
            <text:p>8303930851</text:p>
          </table:table-cell>
          <table:table-cell table:formula="of:=[.F67]/1000000000" office:value-type="float" office:value="8.303930851" calcext:value-type="float">
            <text:p>8.30393085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8307899807" calcext:value-type="float">
            <text:p>8307899807</text:p>
          </table:table-cell>
          <table:table-cell table:formula="of:=[.F68]/1000000000" office:value-type="float" office:value="8.307899807" calcext:value-type="float">
            <text:p>8.30789980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8307689695" calcext:value-type="float">
            <text:p>8307689695</text:p>
          </table:table-cell>
          <table:table-cell table:formula="of:=[.F69]/1000000000" office:value-type="float" office:value="8.307689695" calcext:value-type="float">
            <text:p>8.30768969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8318296469" calcext:value-type="float">
            <text:p>8318296469</text:p>
          </table:table-cell>
          <table:table-cell table:formula="of:=[.F70]/1000000000" office:value-type="float" office:value="8.318296469" calcext:value-type="float">
            <text:p>8.31829646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8339509198" calcext:value-type="float">
            <text:p>8339509198</text:p>
          </table:table-cell>
          <table:table-cell table:formula="of:=[.F71]/1000000000" office:value-type="float" office:value="8.339509198" calcext:value-type="float">
            <text:p>8.33950919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8341545549" calcext:value-type="float">
            <text:p>8341545549</text:p>
          </table:table-cell>
          <table:table-cell table:formula="of:=[.F72]/1000000000" office:value-type="float" office:value="8.341545549" calcext:value-type="float">
            <text:p>8.34154554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8344446558" calcext:value-type="float">
            <text:p>8344446558</text:p>
          </table:table-cell>
          <table:table-cell table:formula="of:=[.F73]/1000000000" office:value-type="float" office:value="8.344446558" calcext:value-type="float">
            <text:p>8.34444655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8354687145" calcext:value-type="float">
            <text:p>8354687145</text:p>
          </table:table-cell>
          <table:table-cell table:formula="of:=[.F74]/1000000000" office:value-type="float" office:value="8.354687145" calcext:value-type="float">
            <text:p>8.35468714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8356546943" calcext:value-type="float">
            <text:p>8356546943</text:p>
          </table:table-cell>
          <table:table-cell table:formula="of:=[.F75]/1000000000" office:value-type="float" office:value="8.356546943" calcext:value-type="float">
            <text:p>8.35654694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8355641894" calcext:value-type="float">
            <text:p>8355641894</text:p>
          </table:table-cell>
          <table:table-cell table:formula="of:=[.F76]/1000000000" office:value-type="float" office:value="8.355641894" calcext:value-type="float">
            <text:p>8.35564189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8358154793" calcext:value-type="float">
            <text:p>8358154793</text:p>
          </table:table-cell>
          <table:table-cell table:formula="of:=[.F77]/1000000000" office:value-type="float" office:value="8.358154793" calcext:value-type="float">
            <text:p>8.35815479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8359672498" calcext:value-type="float">
            <text:p>8359672498</text:p>
          </table:table-cell>
          <table:table-cell table:formula="of:=[.F78]/1000000000" office:value-type="float" office:value="8.359672498" calcext:value-type="float">
            <text:p>8.35967249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8333148130" calcext:value-type="float">
            <text:p>8333148130</text:p>
          </table:table-cell>
          <table:table-cell table:formula="of:=[.F79]/1000000000" office:value-type="float" office:value="8.33314813" calcext:value-type="float">
            <text:p>8.3331481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8399343553" calcext:value-type="float">
            <text:p>8399343553</text:p>
          </table:table-cell>
          <table:table-cell table:formula="of:=[.F80]/1000000000" office:value-type="float" office:value="8.399343553" calcext:value-type="float">
            <text:p>8.39934355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8347413877" calcext:value-type="float">
            <text:p>8347413877</text:p>
          </table:table-cell>
          <table:table-cell table:formula="of:=[.F81]/1000000000" office:value-type="float" office:value="8.347413877" calcext:value-type="float">
            <text:p>8.34741387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8365830528" calcext:value-type="float">
            <text:p>8365830528</text:p>
          </table:table-cell>
          <table:table-cell table:formula="of:=[.F82]/1000000000" office:value-type="float" office:value="8.365830528" calcext:value-type="float">
            <text:p>8.36583052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8349505630" calcext:value-type="float">
            <text:p>8349505630</text:p>
          </table:table-cell>
          <table:table-cell table:formula="of:=[.F83]/1000000000" office:value-type="float" office:value="8.34950563" calcext:value-type="float">
            <text:p>8.3495056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8373055585" calcext:value-type="float">
            <text:p>8373055585</text:p>
          </table:table-cell>
          <table:table-cell table:formula="of:=[.F84]/1000000000" office:value-type="float" office:value="8.373055585" calcext:value-type="float">
            <text:p>8.37305558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8379914384" calcext:value-type="float">
            <text:p>8379914384</text:p>
          </table:table-cell>
          <table:table-cell table:formula="of:=[.F85]/1000000000" office:value-type="float" office:value="8.379914384" calcext:value-type="float">
            <text:p>8.37991438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8352299834" calcext:value-type="float">
            <text:p>8352299834</text:p>
          </table:table-cell>
          <table:table-cell table:formula="of:=[.F86]/1000000000" office:value-type="float" office:value="8.352299834" calcext:value-type="float">
            <text:p>8.35229983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8349403632" calcext:value-type="float">
            <text:p>8349403632</text:p>
          </table:table-cell>
          <table:table-cell table:formula="of:=[.F87]/1000000000" office:value-type="float" office:value="8.349403632" calcext:value-type="float">
            <text:p>8.34940363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8344723454" calcext:value-type="float">
            <text:p>8344723454</text:p>
          </table:table-cell>
          <table:table-cell table:formula="of:=[.F88]/1000000000" office:value-type="float" office:value="8.344723454" calcext:value-type="float">
            <text:p>8.34472345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8344891901" calcext:value-type="float">
            <text:p>8344891901</text:p>
          </table:table-cell>
          <table:table-cell table:formula="of:=[.F89]/1000000000" office:value-type="float" office:value="8.344891901" calcext:value-type="float">
            <text:p>8.34489190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8372401901" calcext:value-type="float">
            <text:p>8372401901</text:p>
          </table:table-cell>
          <table:table-cell table:formula="of:=[.F90]/1000000000" office:value-type="float" office:value="8.372401901" calcext:value-type="float">
            <text:p>8.37240190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8406597769" calcext:value-type="float">
            <text:p>8406597769</text:p>
          </table:table-cell>
          <table:table-cell table:formula="of:=[.F91]/1000000000" office:value-type="float" office:value="8.406597769" calcext:value-type="float">
            <text:p>8.40659776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33263916631" calcext:value-type="float">
            <text:p>33263916631</text:p>
          </table:table-cell>
          <table:table-cell table:formula="of:=[.F92]/1000000000" office:value-type="float" office:value="33.263916631" calcext:value-type="float">
            <text:p>33.263916631</text:p>
          </table:table-cell>
          <table:table-cell table:style-name="ce1" table:formula="of:=AVERAGE([.F92:.F121])/1000000000" office:value-type="float" office:value="33.593384665" calcext:value-type="float" table:number-columns-spanned="1" table:number-rows-spanned="30">
            <text:p>33.59338466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33442088593" calcext:value-type="float">
            <text:p>33442088593</text:p>
          </table:table-cell>
          <table:table-cell table:formula="of:=[.F93]/1000000000" office:value-type="float" office:value="33.442088593" calcext:value-type="float">
            <text:p>33.44208859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33459830420" calcext:value-type="float">
            <text:p>33459830420</text:p>
          </table:table-cell>
          <table:table-cell table:formula="of:=[.F94]/1000000000" office:value-type="float" office:value="33.45983042" calcext:value-type="float">
            <text:p>33.4598304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33347831854" calcext:value-type="float">
            <text:p>33347831854</text:p>
          </table:table-cell>
          <table:table-cell table:formula="of:=[.F95]/1000000000" office:value-type="float" office:value="33.347831854" calcext:value-type="float">
            <text:p>33.34783185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33437549991" calcext:value-type="float">
            <text:p>33437549991</text:p>
          </table:table-cell>
          <table:table-cell table:formula="of:=[.F96]/1000000000" office:value-type="float" office:value="33.437549991" calcext:value-type="float">
            <text:p>33.43754999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33355402253" calcext:value-type="float">
            <text:p>33355402253</text:p>
          </table:table-cell>
          <table:table-cell table:formula="of:=[.F97]/1000000000" office:value-type="float" office:value="33.355402253" calcext:value-type="float">
            <text:p>33.35540225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33535544803" calcext:value-type="float">
            <text:p>33535544803</text:p>
          </table:table-cell>
          <table:table-cell table:formula="of:=[.F98]/1000000000" office:value-type="float" office:value="33.535544803" calcext:value-type="float">
            <text:p>33.53554480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33625332292" calcext:value-type="float">
            <text:p>33625332292</text:p>
          </table:table-cell>
          <table:table-cell table:formula="of:=[.F99]/1000000000" office:value-type="float" office:value="33.625332292" calcext:value-type="float">
            <text:p>33.62533229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33642523883" calcext:value-type="float">
            <text:p>33642523883</text:p>
          </table:table-cell>
          <table:table-cell table:formula="of:=[.F100]/1000000000" office:value-type="float" office:value="33.642523883" calcext:value-type="float">
            <text:p>33.64252388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33656036168" calcext:value-type="float">
            <text:p>33656036168</text:p>
          </table:table-cell>
          <table:table-cell table:formula="of:=[.F101]/1000000000" office:value-type="float" office:value="33.656036168" calcext:value-type="float">
            <text:p>33.65603616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33663452791" calcext:value-type="float">
            <text:p>33663452791</text:p>
          </table:table-cell>
          <table:table-cell table:formula="of:=[.F102]/1000000000" office:value-type="float" office:value="33.663452791" calcext:value-type="float">
            <text:p>33.66345279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33661904658" calcext:value-type="float">
            <text:p>33661904658</text:p>
          </table:table-cell>
          <table:table-cell table:formula="of:=[.F103]/1000000000" office:value-type="float" office:value="33.661904658" calcext:value-type="float">
            <text:p>33.66190465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33683354674" calcext:value-type="float">
            <text:p>33683354674</text:p>
          </table:table-cell>
          <table:table-cell table:formula="of:=[.F104]/1000000000" office:value-type="float" office:value="33.683354674" calcext:value-type="float">
            <text:p>33.68335467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33671277058" calcext:value-type="float">
            <text:p>33671277058</text:p>
          </table:table-cell>
          <table:table-cell table:formula="of:=[.F105]/1000000000" office:value-type="float" office:value="33.671277058" calcext:value-type="float">
            <text:p>33.67127705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33683438164" calcext:value-type="float">
            <text:p>33683438164</text:p>
          </table:table-cell>
          <table:table-cell table:formula="of:=[.F106]/1000000000" office:value-type="float" office:value="33.683438164" calcext:value-type="float">
            <text:p>33.68343816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33679639588" calcext:value-type="float">
            <text:p>33679639588</text:p>
          </table:table-cell>
          <table:table-cell table:formula="of:=[.F107]/1000000000" office:value-type="float" office:value="33.679639588" calcext:value-type="float">
            <text:p>33.67963958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33675837591" calcext:value-type="float">
            <text:p>33675837591</text:p>
          </table:table-cell>
          <table:table-cell table:formula="of:=[.F108]/1000000000" office:value-type="float" office:value="33.675837591" calcext:value-type="float">
            <text:p>33.67583759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33684691595" calcext:value-type="float">
            <text:p>33684691595</text:p>
          </table:table-cell>
          <table:table-cell table:formula="of:=[.F109]/1000000000" office:value-type="float" office:value="33.684691595" calcext:value-type="float">
            <text:p>33.68469159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33694053931" calcext:value-type="float">
            <text:p>33694053931</text:p>
          </table:table-cell>
          <table:table-cell table:formula="of:=[.F110]/1000000000" office:value-type="float" office:value="33.694053931" calcext:value-type="float">
            <text:p>33.69405393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33682262343" calcext:value-type="float">
            <text:p>33682262343</text:p>
          </table:table-cell>
          <table:table-cell table:formula="of:=[.F111]/1000000000" office:value-type="float" office:value="33.682262343" calcext:value-type="float">
            <text:p>33.68226234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33601143195" calcext:value-type="float">
            <text:p>33601143195</text:p>
          </table:table-cell>
          <table:table-cell table:formula="of:=[.F112]/1000000000" office:value-type="float" office:value="33.601143195" calcext:value-type="float">
            <text:p>33.60114319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33385108401" calcext:value-type="float">
            <text:p>33385108401</text:p>
          </table:table-cell>
          <table:table-cell table:formula="of:=[.F113]/1000000000" office:value-type="float" office:value="33.385108401" calcext:value-type="float">
            <text:p>33.38510840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35271232743" calcext:value-type="float">
            <text:p>35271232743</text:p>
          </table:table-cell>
          <table:table-cell table:formula="of:=[.F114]/1000000000" office:value-type="float" office:value="35.271232743" calcext:value-type="float">
            <text:p>35.27123274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33474466565" calcext:value-type="float">
            <text:p>33474466565</text:p>
          </table:table-cell>
          <table:table-cell table:formula="of:=[.F115]/1000000000" office:value-type="float" office:value="33.474466565" calcext:value-type="float">
            <text:p>33.47446656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33405639819" calcext:value-type="float">
            <text:p>33405639819</text:p>
          </table:table-cell>
          <table:table-cell table:formula="of:=[.F116]/1000000000" office:value-type="float" office:value="33.405639819" calcext:value-type="float">
            <text:p>33.40563981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33355166763" calcext:value-type="float">
            <text:p>33355166763</text:p>
          </table:table-cell>
          <table:table-cell table:formula="of:=[.F117]/1000000000" office:value-type="float" office:value="33.355166763" calcext:value-type="float">
            <text:p>33.35516676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33364931525" calcext:value-type="float">
            <text:p>33364931525</text:p>
          </table:table-cell>
          <table:table-cell table:formula="of:=[.F118]/1000000000" office:value-type="float" office:value="33.364931525" calcext:value-type="float">
            <text:p>33.36493152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33355664547" calcext:value-type="float">
            <text:p>33355664547</text:p>
          </table:table-cell>
          <table:table-cell table:formula="of:=[.F119]/1000000000" office:value-type="float" office:value="33.355664547" calcext:value-type="float">
            <text:p>33.35566454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33566166598" calcext:value-type="float">
            <text:p>33566166598</text:p>
          </table:table-cell>
          <table:table-cell table:formula="of:=[.F120]/1000000000" office:value-type="float" office:value="33.566166598" calcext:value-type="float">
            <text:p>33.56616659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33476050513" calcext:value-type="float">
            <text:p>33476050513</text:p>
          </table:table-cell>
          <table:table-cell table:formula="of:=[.F121]/1000000000" office:value-type="float" office:value="33.476050513" calcext:value-type="float">
            <text:p>33.47605051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132739850425" calcext:value-type="float">
            <text:p>132739850425</text:p>
          </table:table-cell>
          <table:table-cell table:formula="of:=[.F122]/1000000000" office:value-type="float" office:value="132.739850425" calcext:value-type="float">
            <text:p>132.739850425</text:p>
          </table:table-cell>
          <table:table-cell table:style-name="ce1" table:formula="of:=AVERAGE([.F122:.F151])/1000000000" office:value-type="float" office:value="136.214487863333" calcext:value-type="float" table:number-columns-spanned="1" table:number-rows-spanned="30">
            <text:p>136.21448786333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132822235447" calcext:value-type="float">
            <text:p>132822235447</text:p>
          </table:table-cell>
          <table:table-cell table:formula="of:=[.F123]/1000000000" office:value-type="float" office:value="132.822235447" calcext:value-type="float">
            <text:p>132.82223544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133167803297" calcext:value-type="float">
            <text:p>133167803297</text:p>
          </table:table-cell>
          <table:table-cell table:formula="of:=[.F124]/1000000000" office:value-type="float" office:value="133.167803297" calcext:value-type="float">
            <text:p>133.16780329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133026580697" calcext:value-type="float">
            <text:p>133026580697</text:p>
          </table:table-cell>
          <table:table-cell table:formula="of:=[.F125]/1000000000" office:value-type="float" office:value="133.026580697" calcext:value-type="float">
            <text:p>133.02658069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133419240636" calcext:value-type="float">
            <text:p>133419240636</text:p>
          </table:table-cell>
          <table:table-cell table:formula="of:=[.F126]/1000000000" office:value-type="float" office:value="133.419240636" calcext:value-type="float">
            <text:p>133.41924063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133709620052" calcext:value-type="float">
            <text:p>133709620052</text:p>
          </table:table-cell>
          <table:table-cell table:formula="of:=[.F127]/1000000000" office:value-type="float" office:value="133.709620052" calcext:value-type="float">
            <text:p>133.70962005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133815795262" calcext:value-type="float">
            <text:p>133815795262</text:p>
          </table:table-cell>
          <table:table-cell table:formula="of:=[.F128]/1000000000" office:value-type="float" office:value="133.815795262" calcext:value-type="float">
            <text:p>133.81579526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133562812884" calcext:value-type="float">
            <text:p>133562812884</text:p>
          </table:table-cell>
          <table:table-cell table:formula="of:=[.F129]/1000000000" office:value-type="float" office:value="133.562812884" calcext:value-type="float">
            <text:p>133.56281288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133782344144" calcext:value-type="float">
            <text:p>133782344144</text:p>
          </table:table-cell>
          <table:table-cell table:formula="of:=[.F130]/1000000000" office:value-type="float" office:value="133.782344144" calcext:value-type="float">
            <text:p>133.78234414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133813053437" calcext:value-type="float">
            <text:p>133813053437</text:p>
          </table:table-cell>
          <table:table-cell table:formula="of:=[.F131]/1000000000" office:value-type="float" office:value="133.813053437" calcext:value-type="float">
            <text:p>133.81305343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133777839649" calcext:value-type="float">
            <text:p>133777839649</text:p>
          </table:table-cell>
          <table:table-cell table:formula="of:=[.F132]/1000000000" office:value-type="float" office:value="133.777839649" calcext:value-type="float">
            <text:p>133.77783964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134117811171" calcext:value-type="float">
            <text:p>134117811171</text:p>
          </table:table-cell>
          <table:table-cell table:formula="of:=[.F133]/1000000000" office:value-type="float" office:value="134.117811171" calcext:value-type="float">
            <text:p>134.11781117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139742481383" calcext:value-type="float">
            <text:p>139742481383</text:p>
          </table:table-cell>
          <table:table-cell table:formula="of:=[.F134]/1000000000" office:value-type="float" office:value="139.742481383" calcext:value-type="float">
            <text:p>139.74248138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134218178933" calcext:value-type="float">
            <text:p>134218178933</text:p>
          </table:table-cell>
          <table:table-cell table:formula="of:=[.F135]/1000000000" office:value-type="float" office:value="134.218178933" calcext:value-type="float">
            <text:p>134.218178933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133378209557" calcext:value-type="float">
            <text:p>133378209557</text:p>
          </table:table-cell>
          <table:table-cell table:formula="of:=[.F136]/1000000000" office:value-type="float" office:value="133.378209557" calcext:value-type="float">
            <text:p>133.378209557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133387364634" calcext:value-type="float">
            <text:p>133387364634</text:p>
          </table:table-cell>
          <table:table-cell table:formula="of:=[.F137]/1000000000" office:value-type="float" office:value="133.387364634" calcext:value-type="float">
            <text:p>133.38736463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139573655164" calcext:value-type="float">
            <text:p>139573655164</text:p>
          </table:table-cell>
          <table:table-cell table:formula="of:=[.F138]/1000000000" office:value-type="float" office:value="139.573655164" calcext:value-type="float">
            <text:p>139.57365516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134910337438" calcext:value-type="float">
            <text:p>134910337438</text:p>
          </table:table-cell>
          <table:table-cell table:formula="of:=[.F139]/1000000000" office:value-type="float" office:value="134.910337438" calcext:value-type="float">
            <text:p>134.910337438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135324398736" calcext:value-type="float">
            <text:p>135324398736</text:p>
          </table:table-cell>
          <table:table-cell table:formula="of:=[.F140]/1000000000" office:value-type="float" office:value="135.324398736" calcext:value-type="float">
            <text:p>135.32439873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140350216634" calcext:value-type="float">
            <text:p>140350216634</text:p>
          </table:table-cell>
          <table:table-cell table:formula="of:=[.F141]/1000000000" office:value-type="float" office:value="140.350216634" calcext:value-type="float">
            <text:p>140.350216634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144268664190" calcext:value-type="float">
            <text:p>144268664190</text:p>
          </table:table-cell>
          <table:table-cell table:formula="of:=[.F142]/1000000000" office:value-type="float" office:value="144.26866419" calcext:value-type="float">
            <text:p>144.2686641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143400857779" calcext:value-type="float">
            <text:p>143400857779</text:p>
          </table:table-cell>
          <table:table-cell table:formula="of:=[.F143]/1000000000" office:value-type="float" office:value="143.400857779" calcext:value-type="float">
            <text:p>143.400857779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135192172632" calcext:value-type="float">
            <text:p>135192172632</text:p>
          </table:table-cell>
          <table:table-cell table:formula="of:=[.F144]/1000000000" office:value-type="float" office:value="135.192172632" calcext:value-type="float">
            <text:p>135.19217263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139547708866" calcext:value-type="float">
            <text:p>139547708866</text:p>
          </table:table-cell>
          <table:table-cell table:formula="of:=[.F145]/1000000000" office:value-type="float" office:value="139.547708866" calcext:value-type="float">
            <text:p>139.547708866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135845101921" calcext:value-type="float">
            <text:p>135845101921</text:p>
          </table:table-cell>
          <table:table-cell table:formula="of:=[.F146]/1000000000" office:value-type="float" office:value="135.845101921" calcext:value-type="float">
            <text:p>135.84510192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140748045095" calcext:value-type="float">
            <text:p>140748045095</text:p>
          </table:table-cell>
          <table:table-cell table:formula="of:=[.F147]/1000000000" office:value-type="float" office:value="140.748045095" calcext:value-type="float">
            <text:p>140.748045095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136406595110" calcext:value-type="float">
            <text:p>136406595110</text:p>
          </table:table-cell>
          <table:table-cell table:formula="of:=[.F148]/1000000000" office:value-type="float" office:value="136.40659511" calcext:value-type="float">
            <text:p>136.4065951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136349579772" calcext:value-type="float">
            <text:p>136349579772</text:p>
          </table:table-cell>
          <table:table-cell table:formula="of:=[.F149]/1000000000" office:value-type="float" office:value="136.349579772" calcext:value-type="float">
            <text:p>136.349579772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144392091571" calcext:value-type="float">
            <text:p>144392091571</text:p>
          </table:table-cell>
          <table:table-cell table:formula="of:=[.F150]/1000000000" office:value-type="float" office:value="144.392091571" calcext:value-type="float">
            <text:p>144.392091571</text:p>
          </table:table-cell>
          <table:covered-table-cell/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137643989384" calcext:value-type="float">
            <text:p>137643989384</text:p>
          </table:table-cell>
          <table:table-cell table:formula="of:=[.F151]/1000000000" office:value-type="float" office:value="137.643989384" calcext:value-type="float">
            <text:p>137.643989384</text:p>
          </table:table-cell>
          <table:covered-table-cell/>
        </table:table-row>
      </table:table>
      <table:table table:name="FFT" table:style-name="ta1">
        <table:shapes>
          <draw:frame draw:z-index="0" draw:style-name="gr1" draw:text-style-name="P1" svg:width="6.3039in" svg:height="6.7138in" svg:x="6.8122in" svg:y="0.0417in">
            <draw:object draw:notify-on-update-of-ranges="FFT.C1:FFT.C1 FFT.C2:FFT.C181 FFT.G1:FFT.G1 FFT.G2:FFT.G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amplingFreq</text:p>
          </table:table-cell>
          <table:table-cell office:value-type="string" calcext:value-type="string">
            <text:p>SamplesQty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TimeTag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4332206" calcext:value-type="float">
            <text:p>4332206</text:p>
          </table:table-cell>
          <table:table-cell table:formula="of:=[.F2]/1000000000" office:value-type="float" office:value="0.004332206" calcext:value-type="float">
            <text:p>0.00433220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4218841" calcext:value-type="float">
            <text:p>4218841</text:p>
          </table:table-cell>
          <table:table-cell table:formula="of:=[.F3]/1000000000" office:value-type="float" office:value="0.004218841" calcext:value-type="float">
            <text:p>0.00421884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4163030" calcext:value-type="float">
            <text:p>4163030</text:p>
          </table:table-cell>
          <table:table-cell table:formula="of:=[.F4]/1000000000" office:value-type="float" office:value="0.00416303" calcext:value-type="float">
            <text:p>0.0041630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4134462" calcext:value-type="float">
            <text:p>4134462</text:p>
          </table:table-cell>
          <table:table-cell table:formula="of:=[.F5]/1000000000" office:value-type="float" office:value="0.004134462" calcext:value-type="float">
            <text:p>0.00413446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4106173" calcext:value-type="float">
            <text:p>4106173</text:p>
          </table:table-cell>
          <table:table-cell table:formula="of:=[.F6]/1000000000" office:value-type="float" office:value="0.004106173" calcext:value-type="float">
            <text:p>0.00410617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4115114" calcext:value-type="float">
            <text:p>4115114</text:p>
          </table:table-cell>
          <table:table-cell table:formula="of:=[.F7]/1000000000" office:value-type="float" office:value="0.004115114" calcext:value-type="float">
            <text:p>0.00411511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4108967" calcext:value-type="float">
            <text:p>4108967</text:p>
          </table:table-cell>
          <table:table-cell table:formula="of:=[.F8]/1000000000" office:value-type="float" office:value="0.004108967" calcext:value-type="float">
            <text:p>0.00410896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4153950" calcext:value-type="float">
            <text:p>4153950</text:p>
          </table:table-cell>
          <table:table-cell table:formula="of:=[.F9]/1000000000" office:value-type="float" office:value="0.00415395" calcext:value-type="float">
            <text:p>0.0041539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4136698" calcext:value-type="float">
            <text:p>4136698</text:p>
          </table:table-cell>
          <table:table-cell table:formula="of:=[.F10]/1000000000" office:value-type="float" office:value="0.004136698" calcext:value-type="float">
            <text:p>0.00413669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4142006" calcext:value-type="float">
            <text:p>4142006</text:p>
          </table:table-cell>
          <table:table-cell table:formula="of:=[.F11]/1000000000" office:value-type="float" office:value="0.004142006" calcext:value-type="float">
            <text:p>0.00414200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4149480" calcext:value-type="float">
            <text:p>4149480</text:p>
          </table:table-cell>
          <table:table-cell table:formula="of:=[.F12]/1000000000" office:value-type="float" office:value="0.00414948" calcext:value-type="float">
            <text:p>0.0041494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4145778" calcext:value-type="float">
            <text:p>4145778</text:p>
          </table:table-cell>
          <table:table-cell table:formula="of:=[.F13]/1000000000" office:value-type="float" office:value="0.004145778" calcext:value-type="float">
            <text:p>0.00414577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4122517" calcext:value-type="float">
            <text:p>4122517</text:p>
          </table:table-cell>
          <table:table-cell table:formula="of:=[.F14]/1000000000" office:value-type="float" office:value="0.004122517" calcext:value-type="float">
            <text:p>0.00412251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4176302" calcext:value-type="float">
            <text:p>4176302</text:p>
          </table:table-cell>
          <table:table-cell table:formula="of:=[.F15]/1000000000" office:value-type="float" office:value="0.004176302" calcext:value-type="float">
            <text:p>0.00417630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4143892" calcext:value-type="float">
            <text:p>4143892</text:p>
          </table:table-cell>
          <table:table-cell table:formula="of:=[.F16]/1000000000" office:value-type="float" office:value="0.004143892" calcext:value-type="float">
            <text:p>0.00414389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4181261" calcext:value-type="float">
            <text:p>4181261</text:p>
          </table:table-cell>
          <table:table-cell table:formula="of:=[.F17]/1000000000" office:value-type="float" office:value="0.004181261" calcext:value-type="float">
            <text:p>0.00418126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4170713" calcext:value-type="float">
            <text:p>4170713</text:p>
          </table:table-cell>
          <table:table-cell table:formula="of:=[.F18]/1000000000" office:value-type="float" office:value="0.004170713" calcext:value-type="float">
            <text:p>0.00417071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4159607" calcext:value-type="float">
            <text:p>4159607</text:p>
          </table:table-cell>
          <table:table-cell table:formula="of:=[.F19]/1000000000" office:value-type="float" office:value="0.004159607" calcext:value-type="float">
            <text:p>0.00415960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4230086" calcext:value-type="float">
            <text:p>4230086</text:p>
          </table:table-cell>
          <table:table-cell table:formula="of:=[.F20]/1000000000" office:value-type="float" office:value="0.004230086" calcext:value-type="float">
            <text:p>0.00423008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4148082" calcext:value-type="float">
            <text:p>4148082</text:p>
          </table:table-cell>
          <table:table-cell table:formula="of:=[.F21]/1000000000" office:value-type="float" office:value="0.004148082" calcext:value-type="float">
            <text:p>0.00414808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4163519" calcext:value-type="float">
            <text:p>4163519</text:p>
          </table:table-cell>
          <table:table-cell table:formula="of:=[.F22]/1000000000" office:value-type="float" office:value="0.004163519" calcext:value-type="float">
            <text:p>0.00416351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4177490" calcext:value-type="float">
            <text:p>4177490</text:p>
          </table:table-cell>
          <table:table-cell table:formula="of:=[.F23]/1000000000" office:value-type="float" office:value="0.00417749" calcext:value-type="float">
            <text:p>0.0041774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4173927" calcext:value-type="float">
            <text:p>4173927</text:p>
          </table:table-cell>
          <table:table-cell table:formula="of:=[.F24]/1000000000" office:value-type="float" office:value="0.004173927" calcext:value-type="float">
            <text:p>0.00417392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4219749" calcext:value-type="float">
            <text:p>4219749</text:p>
          </table:table-cell>
          <table:table-cell table:formula="of:=[.F25]/1000000000" office:value-type="float" office:value="0.004219749" calcext:value-type="float">
            <text:p>0.00421974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4175813" calcext:value-type="float">
            <text:p>4175813</text:p>
          </table:table-cell>
          <table:table-cell table:formula="of:=[.F26]/1000000000" office:value-type="float" office:value="0.004175813" calcext:value-type="float">
            <text:p>0.00417581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4140678" calcext:value-type="float">
            <text:p>4140678</text:p>
          </table:table-cell>
          <table:table-cell table:formula="of:=[.F27]/1000000000" office:value-type="float" office:value="0.004140678" calcext:value-type="float">
            <text:p>0.00414067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4183497" calcext:value-type="float">
            <text:p>4183497</text:p>
          </table:table-cell>
          <table:table-cell table:formula="of:=[.F28]/1000000000" office:value-type="float" office:value="0.004183497" calcext:value-type="float">
            <text:p>0.00418349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4174625" calcext:value-type="float">
            <text:p>4174625</text:p>
          </table:table-cell>
          <table:table-cell table:formula="of:=[.F29]/1000000000" office:value-type="float" office:value="0.004174625" calcext:value-type="float">
            <text:p>0.00417462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4144311" calcext:value-type="float">
            <text:p>4144311</text:p>
          </table:table-cell>
          <table:table-cell table:formula="of:=[.F30]/1000000000" office:value-type="float" office:value="0.004144311" calcext:value-type="float">
            <text:p>0.00414431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4280796" calcext:value-type="float">
            <text:p>4280796</text:p>
          </table:table-cell>
          <table:table-cell table:formula="of:=[.F31]/1000000000" office:value-type="float" office:value="0.004280796" calcext:value-type="float">
            <text:p>0.00428079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9150793" calcext:value-type="float">
            <text:p>9150793</text:p>
          </table:table-cell>
          <table:table-cell table:formula="of:=[.F32]/1000000000" office:value-type="float" office:value="0.009150793" calcext:value-type="float">
            <text:p>0.00915079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9045110" calcext:value-type="float">
            <text:p>9045110</text:p>
          </table:table-cell>
          <table:table-cell table:formula="of:=[.F33]/1000000000" office:value-type="float" office:value="0.00904511" calcext:value-type="float">
            <text:p>0.0090451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8921267" calcext:value-type="float">
            <text:p>8921267</text:p>
          </table:table-cell>
          <table:table-cell table:formula="of:=[.F34]/1000000000" office:value-type="float" office:value="0.008921267" calcext:value-type="float">
            <text:p>0.00892126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8827529" calcext:value-type="float">
            <text:p>8827529</text:p>
          </table:table-cell>
          <table:table-cell table:formula="of:=[.F35]/1000000000" office:value-type="float" office:value="0.008827529" calcext:value-type="float">
            <text:p>0.00882752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8848204" calcext:value-type="float">
            <text:p>8848204</text:p>
          </table:table-cell>
          <table:table-cell table:formula="of:=[.F36]/1000000000" office:value-type="float" office:value="0.008848204" calcext:value-type="float">
            <text:p>0.00884820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8858751" calcext:value-type="float">
            <text:p>8858751</text:p>
          </table:table-cell>
          <table:table-cell table:formula="of:=[.F37]/1000000000" office:value-type="float" office:value="0.008858751" calcext:value-type="float">
            <text:p>0.00885875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8941034" calcext:value-type="float">
            <text:p>8941034</text:p>
          </table:table-cell>
          <table:table-cell table:formula="of:=[.F38]/1000000000" office:value-type="float" office:value="0.008941034" calcext:value-type="float">
            <text:p>0.00894103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8854840" calcext:value-type="float">
            <text:p>8854840</text:p>
          </table:table-cell>
          <table:table-cell table:formula="of:=[.F39]/1000000000" office:value-type="float" office:value="0.00885484" calcext:value-type="float">
            <text:p>0.0088548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8963806" calcext:value-type="float">
            <text:p>8963806</text:p>
          </table:table-cell>
          <table:table-cell table:formula="of:=[.F40]/1000000000" office:value-type="float" office:value="0.008963806" calcext:value-type="float">
            <text:p>0.00896380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8903665" calcext:value-type="float">
            <text:p>8903665</text:p>
          </table:table-cell>
          <table:table-cell table:formula="of:=[.F41]/1000000000" office:value-type="float" office:value="0.008903665" calcext:value-type="float">
            <text:p>0.00890366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8951791" calcext:value-type="float">
            <text:p>8951791</text:p>
          </table:table-cell>
          <table:table-cell table:formula="of:=[.F42]/1000000000" office:value-type="float" office:value="0.008951791" calcext:value-type="float">
            <text:p>0.00895179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8834444" calcext:value-type="float">
            <text:p>8834444</text:p>
          </table:table-cell>
          <table:table-cell table:formula="of:=[.F43]/1000000000" office:value-type="float" office:value="0.008834444" calcext:value-type="float">
            <text:p>0.00883444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9021013" calcext:value-type="float">
            <text:p>9021013</text:p>
          </table:table-cell>
          <table:table-cell table:formula="of:=[.F44]/1000000000" office:value-type="float" office:value="0.009021013" calcext:value-type="float">
            <text:p>0.00902101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8919660" calcext:value-type="float">
            <text:p>8919660</text:p>
          </table:table-cell>
          <table:table-cell table:formula="of:=[.F45]/1000000000" office:value-type="float" office:value="0.00891966" calcext:value-type="float">
            <text:p>0.0089196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8953258" calcext:value-type="float">
            <text:p>8953258</text:p>
          </table:table-cell>
          <table:table-cell table:formula="of:=[.F46]/1000000000" office:value-type="float" office:value="0.008953258" calcext:value-type="float">
            <text:p>0.00895325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8885364" calcext:value-type="float">
            <text:p>8885364</text:p>
          </table:table-cell>
          <table:table-cell table:formula="of:=[.F47]/1000000000" office:value-type="float" office:value="0.008885364" calcext:value-type="float">
            <text:p>0.00888536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8977566" calcext:value-type="float">
            <text:p>8977566</text:p>
          </table:table-cell>
          <table:table-cell table:formula="of:=[.F48]/1000000000" office:value-type="float" office:value="0.008977566" calcext:value-type="float">
            <text:p>0.00897756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8864479" calcext:value-type="float">
            <text:p>8864479</text:p>
          </table:table-cell>
          <table:table-cell table:formula="of:=[.F49]/1000000000" office:value-type="float" office:value="0.008864479" calcext:value-type="float">
            <text:p>0.00886447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8991815" calcext:value-type="float">
            <text:p>8991815</text:p>
          </table:table-cell>
          <table:table-cell table:formula="of:=[.F50]/1000000000" office:value-type="float" office:value="0.008991815" calcext:value-type="float">
            <text:p>0.00899181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8909531" calcext:value-type="float">
            <text:p>8909531</text:p>
          </table:table-cell>
          <table:table-cell table:formula="of:=[.F51]/1000000000" office:value-type="float" office:value="0.008909531" calcext:value-type="float">
            <text:p>0.00890953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8924967" calcext:value-type="float">
            <text:p>8924967</text:p>
          </table:table-cell>
          <table:table-cell table:formula="of:=[.F52]/1000000000" office:value-type="float" office:value="0.008924967" calcext:value-type="float">
            <text:p>0.00892496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8887807" calcext:value-type="float">
            <text:p>8887807</text:p>
          </table:table-cell>
          <table:table-cell table:formula="of:=[.F53]/1000000000" office:value-type="float" office:value="0.008887807" calcext:value-type="float">
            <text:p>0.00888780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8995585" calcext:value-type="float">
            <text:p>8995585</text:p>
          </table:table-cell>
          <table:table-cell table:formula="of:=[.F54]/1000000000" office:value-type="float" office:value="0.008995585" calcext:value-type="float">
            <text:p>0.00899558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8990766" calcext:value-type="float">
            <text:p>8990766</text:p>
          </table:table-cell>
          <table:table-cell table:formula="of:=[.F55]/1000000000" office:value-type="float" office:value="0.008990766" calcext:value-type="float">
            <text:p>0.00899076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8992721" calcext:value-type="float">
            <text:p>8992721</text:p>
          </table:table-cell>
          <table:table-cell table:formula="of:=[.F56]/1000000000" office:value-type="float" office:value="0.008992721" calcext:value-type="float">
            <text:p>0.00899272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8951440" calcext:value-type="float">
            <text:p>8951440</text:p>
          </table:table-cell>
          <table:table-cell table:formula="of:=[.F57]/1000000000" office:value-type="float" office:value="0.00895144" calcext:value-type="float">
            <text:p>0.0089514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8983291" calcext:value-type="float">
            <text:p>8983291</text:p>
          </table:table-cell>
          <table:table-cell table:formula="of:=[.F58]/1000000000" office:value-type="float" office:value="0.008983291" calcext:value-type="float">
            <text:p>0.00898329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8936283" calcext:value-type="float">
            <text:p>8936283</text:p>
          </table:table-cell>
          <table:table-cell table:formula="of:=[.F59]/1000000000" office:value-type="float" office:value="0.008936283" calcext:value-type="float">
            <text:p>0.00893628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8946480" calcext:value-type="float">
            <text:p>8946480</text:p>
          </table:table-cell>
          <table:table-cell table:formula="of:=[.F60]/1000000000" office:value-type="float" office:value="0.00894648" calcext:value-type="float">
            <text:p>0.0089464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8969462" calcext:value-type="float">
            <text:p>8969462</text:p>
          </table:table-cell>
          <table:table-cell table:formula="of:=[.F61]/1000000000" office:value-type="float" office:value="0.008969462" calcext:value-type="float">
            <text:p>0.00896946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19361735" calcext:value-type="float">
            <text:p>19361735</text:p>
          </table:table-cell>
          <table:table-cell table:formula="of:=[.F62]/1000000000" office:value-type="float" office:value="0.019361735" calcext:value-type="float">
            <text:p>0.01936173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18948992" calcext:value-type="float">
            <text:p>18948992</text:p>
          </table:table-cell>
          <table:table-cell table:formula="of:=[.F63]/1000000000" office:value-type="float" office:value="0.018948992" calcext:value-type="float">
            <text:p>0.01894899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18628592" calcext:value-type="float">
            <text:p>18628592</text:p>
          </table:table-cell>
          <table:table-cell table:formula="of:=[.F64]/1000000000" office:value-type="float" office:value="0.018628592" calcext:value-type="float">
            <text:p>0.01862859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18629150" calcext:value-type="float">
            <text:p>18629150</text:p>
          </table:table-cell>
          <table:table-cell table:formula="of:=[.F65]/1000000000" office:value-type="float" office:value="0.01862915" calcext:value-type="float">
            <text:p>0.0186291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18701235" calcext:value-type="float">
            <text:p>18701235</text:p>
          </table:table-cell>
          <table:table-cell table:formula="of:=[.F66]/1000000000" office:value-type="float" office:value="0.018701235" calcext:value-type="float">
            <text:p>0.01870123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18622375" calcext:value-type="float">
            <text:p>18622375</text:p>
          </table:table-cell>
          <table:table-cell table:formula="of:=[.F67]/1000000000" office:value-type="float" office:value="0.018622375" calcext:value-type="float">
            <text:p>0.01862237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18617764" calcext:value-type="float">
            <text:p>18617764</text:p>
          </table:table-cell>
          <table:table-cell table:formula="of:=[.F68]/1000000000" office:value-type="float" office:value="0.018617764" calcext:value-type="float">
            <text:p>0.01861776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18667707" calcext:value-type="float">
            <text:p>18667707</text:p>
          </table:table-cell>
          <table:table-cell table:formula="of:=[.F69]/1000000000" office:value-type="float" office:value="0.018667707" calcext:value-type="float">
            <text:p>0.01866770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18680699" calcext:value-type="float">
            <text:p>18680699</text:p>
          </table:table-cell>
          <table:table-cell table:formula="of:=[.F70]/1000000000" office:value-type="float" office:value="0.018680699" calcext:value-type="float">
            <text:p>0.01868069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18718139" calcext:value-type="float">
            <text:p>18718139</text:p>
          </table:table-cell>
          <table:table-cell table:formula="of:=[.F71]/1000000000" office:value-type="float" office:value="0.018718139" calcext:value-type="float">
            <text:p>0.01871813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18737137" calcext:value-type="float">
            <text:p>18737137</text:p>
          </table:table-cell>
          <table:table-cell table:formula="of:=[.F72]/1000000000" office:value-type="float" office:value="0.018737137" calcext:value-type="float">
            <text:p>0.01873713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18693971" calcext:value-type="float">
            <text:p>18693971</text:p>
          </table:table-cell>
          <table:table-cell table:formula="of:=[.F73]/1000000000" office:value-type="float" office:value="0.018693971" calcext:value-type="float">
            <text:p>0.01869397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18679791" calcext:value-type="float">
            <text:p>18679791</text:p>
          </table:table-cell>
          <table:table-cell table:formula="of:=[.F74]/1000000000" office:value-type="float" office:value="0.018679791" calcext:value-type="float">
            <text:p>0.01867979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18772133" calcext:value-type="float">
            <text:p>18772133</text:p>
          </table:table-cell>
          <table:table-cell table:formula="of:=[.F75]/1000000000" office:value-type="float" office:value="0.018772133" calcext:value-type="float">
            <text:p>0.01877213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18656321" calcext:value-type="float">
            <text:p>18656321</text:p>
          </table:table-cell>
          <table:table-cell table:formula="of:=[.F76]/1000000000" office:value-type="float" office:value="0.018656321" calcext:value-type="float">
            <text:p>0.01865632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18988876" calcext:value-type="float">
            <text:p>18988876</text:p>
          </table:table-cell>
          <table:table-cell table:formula="of:=[.F77]/1000000000" office:value-type="float" office:value="0.018988876" calcext:value-type="float">
            <text:p>0.01898887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18792598" calcext:value-type="float">
            <text:p>18792598</text:p>
          </table:table-cell>
          <table:table-cell table:formula="of:=[.F78]/1000000000" office:value-type="float" office:value="0.018792598" calcext:value-type="float">
            <text:p>0.01879259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18873554" calcext:value-type="float">
            <text:p>18873554</text:p>
          </table:table-cell>
          <table:table-cell table:formula="of:=[.F79]/1000000000" office:value-type="float" office:value="0.018873554" calcext:value-type="float">
            <text:p>0.01887355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18857978" calcext:value-type="float">
            <text:p>18857978</text:p>
          </table:table-cell>
          <table:table-cell table:formula="of:=[.F80]/1000000000" office:value-type="float" office:value="0.018857978" calcext:value-type="float">
            <text:p>0.01885797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20454814" calcext:value-type="float">
            <text:p>20454814</text:p>
          </table:table-cell>
          <table:table-cell table:formula="of:=[.F81]/1000000000" office:value-type="float" office:value="0.020454814" calcext:value-type="float">
            <text:p>0.02045481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19906771" calcext:value-type="float">
            <text:p>19906771</text:p>
          </table:table-cell>
          <table:table-cell table:formula="of:=[.F82]/1000000000" office:value-type="float" office:value="0.019906771" calcext:value-type="float">
            <text:p>0.01990677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19625204" calcext:value-type="float">
            <text:p>19625204</text:p>
          </table:table-cell>
          <table:table-cell table:formula="of:=[.F83]/1000000000" office:value-type="float" office:value="0.019625204" calcext:value-type="float">
            <text:p>0.01962520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18807682" calcext:value-type="float">
            <text:p>18807682</text:p>
          </table:table-cell>
          <table:table-cell table:formula="of:=[.F84]/1000000000" office:value-type="float" office:value="0.018807682" calcext:value-type="float">
            <text:p>0.01880768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18834574" calcext:value-type="float">
            <text:p>18834574</text:p>
          </table:table-cell>
          <table:table-cell table:formula="of:=[.F85]/1000000000" office:value-type="float" office:value="0.018834574" calcext:value-type="float">
            <text:p>0.01883457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18794760" calcext:value-type="float">
            <text:p>18794760</text:p>
          </table:table-cell>
          <table:table-cell table:formula="of:=[.F86]/1000000000" office:value-type="float" office:value="0.01879476" calcext:value-type="float">
            <text:p>0.0187947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18831780" calcext:value-type="float">
            <text:p>18831780</text:p>
          </table:table-cell>
          <table:table-cell table:formula="of:=[.F87]/1000000000" office:value-type="float" office:value="0.01883178" calcext:value-type="float">
            <text:p>0.0188317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18722116" calcext:value-type="float">
            <text:p>18722116</text:p>
          </table:table-cell>
          <table:table-cell table:formula="of:=[.F88]/1000000000" office:value-type="float" office:value="0.018722116" calcext:value-type="float">
            <text:p>0.01872211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18869220" calcext:value-type="float">
            <text:p>18869220</text:p>
          </table:table-cell>
          <table:table-cell table:formula="of:=[.F89]/1000000000" office:value-type="float" office:value="0.01886922" calcext:value-type="float">
            <text:p>0.0188692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18803351" calcext:value-type="float">
            <text:p>18803351</text:p>
          </table:table-cell>
          <table:table-cell table:formula="of:=[.F90]/1000000000" office:value-type="float" office:value="0.018803351" calcext:value-type="float">
            <text:p>0.01880335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18856508" calcext:value-type="float">
            <text:p>18856508</text:p>
          </table:table-cell>
          <table:table-cell table:formula="of:=[.F91]/1000000000" office:value-type="float" office:value="0.018856508" calcext:value-type="float">
            <text:p>0.01885650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40880137" calcext:value-type="float">
            <text:p>40880137</text:p>
          </table:table-cell>
          <table:table-cell table:formula="of:=[.F92]/1000000000" office:value-type="float" office:value="0.040880137" calcext:value-type="float">
            <text:p>0.04088013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39948755" calcext:value-type="float">
            <text:p>39948755</text:p>
          </table:table-cell>
          <table:table-cell table:formula="of:=[.F93]/1000000000" office:value-type="float" office:value="0.039948755" calcext:value-type="float">
            <text:p>0.03994875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39104193" calcext:value-type="float">
            <text:p>39104193</text:p>
          </table:table-cell>
          <table:table-cell table:formula="of:=[.F94]/1000000000" office:value-type="float" office:value="0.039104193" calcext:value-type="float">
            <text:p>0.03910419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39314578" calcext:value-type="float">
            <text:p>39314578</text:p>
          </table:table-cell>
          <table:table-cell table:formula="of:=[.F95]/1000000000" office:value-type="float" office:value="0.039314578" calcext:value-type="float">
            <text:p>0.03931457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39316044" calcext:value-type="float">
            <text:p>39316044</text:p>
          </table:table-cell>
          <table:table-cell table:formula="of:=[.F96]/1000000000" office:value-type="float" office:value="0.039316044" calcext:value-type="float">
            <text:p>0.03931604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39401960" calcext:value-type="float">
            <text:p>39401960</text:p>
          </table:table-cell>
          <table:table-cell table:formula="of:=[.F97]/1000000000" office:value-type="float" office:value="0.03940196" calcext:value-type="float">
            <text:p>0.0394019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39246054" calcext:value-type="float">
            <text:p>39246054</text:p>
          </table:table-cell>
          <table:table-cell table:formula="of:=[.F98]/1000000000" office:value-type="float" office:value="0.039246054" calcext:value-type="float">
            <text:p>0.03924605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39374648" calcext:value-type="float">
            <text:p>39374648</text:p>
          </table:table-cell>
          <table:table-cell table:formula="of:=[.F99]/1000000000" office:value-type="float" office:value="0.039374648" calcext:value-type="float">
            <text:p>0.03937464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39615701" calcext:value-type="float">
            <text:p>39615701</text:p>
          </table:table-cell>
          <table:table-cell table:formula="of:=[.F100]/1000000000" office:value-type="float" office:value="0.039615701" calcext:value-type="float">
            <text:p>0.03961570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39533348" calcext:value-type="float">
            <text:p>39533348</text:p>
          </table:table-cell>
          <table:table-cell table:formula="of:=[.F101]/1000000000" office:value-type="float" office:value="0.039533348" calcext:value-type="float">
            <text:p>0.03953334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39687018" calcext:value-type="float">
            <text:p>39687018</text:p>
          </table:table-cell>
          <table:table-cell table:formula="of:=[.F102]/1000000000" office:value-type="float" office:value="0.039687018" calcext:value-type="float">
            <text:p>0.03968701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39490040" calcext:value-type="float">
            <text:p>39490040</text:p>
          </table:table-cell>
          <table:table-cell table:formula="of:=[.F103]/1000000000" office:value-type="float" office:value="0.03949004" calcext:value-type="float">
            <text:p>0.0394900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39511694" calcext:value-type="float">
            <text:p>39511694</text:p>
          </table:table-cell>
          <table:table-cell table:formula="of:=[.F104]/1000000000" office:value-type="float" office:value="0.039511694" calcext:value-type="float">
            <text:p>0.03951169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39596702" calcext:value-type="float">
            <text:p>39596702</text:p>
          </table:table-cell>
          <table:table-cell table:formula="of:=[.F105]/1000000000" office:value-type="float" office:value="0.039596702" calcext:value-type="float">
            <text:p>0.03959670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42784452" calcext:value-type="float">
            <text:p>42784452</text:p>
          </table:table-cell>
          <table:table-cell table:formula="of:=[.F106]/1000000000" office:value-type="float" office:value="0.042784452" calcext:value-type="float">
            <text:p>0.04278445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39567364" calcext:value-type="float">
            <text:p>39567364</text:p>
          </table:table-cell>
          <table:table-cell table:formula="of:=[.F107]/1000000000" office:value-type="float" office:value="0.039567364" calcext:value-type="float">
            <text:p>0.03956736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39557516" calcext:value-type="float">
            <text:p>39557516</text:p>
          </table:table-cell>
          <table:table-cell table:formula="of:=[.F108]/1000000000" office:value-type="float" office:value="0.039557516" calcext:value-type="float">
            <text:p>0.03955751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39652582" calcext:value-type="float">
            <text:p>39652582</text:p>
          </table:table-cell>
          <table:table-cell table:formula="of:=[.F109]/1000000000" office:value-type="float" office:value="0.039652582" calcext:value-type="float">
            <text:p>0.03965258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39529575" calcext:value-type="float">
            <text:p>39529575</text:p>
          </table:table-cell>
          <table:table-cell table:formula="of:=[.F110]/1000000000" office:value-type="float" office:value="0.039529575" calcext:value-type="float">
            <text:p>0.03952957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39800804" calcext:value-type="float">
            <text:p>39800804</text:p>
          </table:table-cell>
          <table:table-cell table:formula="of:=[.F111]/1000000000" office:value-type="float" office:value="0.039800804" calcext:value-type="float">
            <text:p>0.03980080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39420680" calcext:value-type="float">
            <text:p>39420680</text:p>
          </table:table-cell>
          <table:table-cell table:formula="of:=[.F112]/1000000000" office:value-type="float" office:value="0.03942068" calcext:value-type="float">
            <text:p>0.0394206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39618975" calcext:value-type="float">
            <text:p>39618975</text:p>
          </table:table-cell>
          <table:table-cell table:formula="of:=[.F113]/1000000000" office:value-type="float" office:value="0.039618975" calcext:value-type="float">
            <text:p>0.03961897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39367515" calcext:value-type="float">
            <text:p>39367515</text:p>
          </table:table-cell>
          <table:table-cell table:formula="of:=[.F114]/1000000000" office:value-type="float" office:value="0.039367515" calcext:value-type="float">
            <text:p>0.03936751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39384628" calcext:value-type="float">
            <text:p>39384628</text:p>
          </table:table-cell>
          <table:table-cell table:formula="of:=[.F115]/1000000000" office:value-type="float" office:value="0.039384628" calcext:value-type="float">
            <text:p>0.03938462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39481231" calcext:value-type="float">
            <text:p>39481231</text:p>
          </table:table-cell>
          <table:table-cell table:formula="of:=[.F116]/1000000000" office:value-type="float" office:value="0.039481231" calcext:value-type="float">
            <text:p>0.03948123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39494153" calcext:value-type="float">
            <text:p>39494153</text:p>
          </table:table-cell>
          <table:table-cell table:formula="of:=[.F117]/1000000000" office:value-type="float" office:value="0.039494153" calcext:value-type="float">
            <text:p>0.03949415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39417807" calcext:value-type="float">
            <text:p>39417807</text:p>
          </table:table-cell>
          <table:table-cell table:formula="of:=[.F118]/1000000000" office:value-type="float" office:value="0.039417807" calcext:value-type="float">
            <text:p>0.03941780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39411241" calcext:value-type="float">
            <text:p>39411241</text:p>
          </table:table-cell>
          <table:table-cell table:formula="of:=[.F119]/1000000000" office:value-type="float" office:value="0.039411241" calcext:value-type="float">
            <text:p>0.03941124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39521813" calcext:value-type="float">
            <text:p>39521813</text:p>
          </table:table-cell>
          <table:table-cell table:formula="of:=[.F120]/1000000000" office:value-type="float" office:value="0.039521813" calcext:value-type="float">
            <text:p>0.03952181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39658510" calcext:value-type="float">
            <text:p>39658510</text:p>
          </table:table-cell>
          <table:table-cell table:formula="of:=[.F121]/1000000000" office:value-type="float" office:value="0.03965851" calcext:value-type="float">
            <text:p>0.0396585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86687562" calcext:value-type="float">
            <text:p>86687562</text:p>
          </table:table-cell>
          <table:table-cell table:formula="of:=[.F122]/1000000000" office:value-type="float" office:value="0.086687562" calcext:value-type="float">
            <text:p>0.08668756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84059703" calcext:value-type="float">
            <text:p>84059703</text:p>
          </table:table-cell>
          <table:table-cell table:formula="of:=[.F123]/1000000000" office:value-type="float" office:value="0.084059703" calcext:value-type="float">
            <text:p>0.08405970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82618027" calcext:value-type="float">
            <text:p>82618027</text:p>
          </table:table-cell>
          <table:table-cell table:formula="of:=[.F124]/1000000000" office:value-type="float" office:value="0.082618027" calcext:value-type="float">
            <text:p>0.08261802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82645686" calcext:value-type="float">
            <text:p>82645686</text:p>
          </table:table-cell>
          <table:table-cell table:formula="of:=[.F125]/1000000000" office:value-type="float" office:value="0.082645686" calcext:value-type="float">
            <text:p>0.08264568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82719093" calcext:value-type="float">
            <text:p>82719093</text:p>
          </table:table-cell>
          <table:table-cell table:formula="of:=[.F126]/1000000000" office:value-type="float" office:value="0.082719093" calcext:value-type="float">
            <text:p>0.08271909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82608808" calcext:value-type="float">
            <text:p>82608808</text:p>
          </table:table-cell>
          <table:table-cell table:formula="of:=[.F127]/1000000000" office:value-type="float" office:value="0.082608808" calcext:value-type="float">
            <text:p>0.08260880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82993019" calcext:value-type="float">
            <text:p>82993019</text:p>
          </table:table-cell>
          <table:table-cell table:formula="of:=[.F128]/1000000000" office:value-type="float" office:value="0.082993019" calcext:value-type="float">
            <text:p>0.08299301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82419589" calcext:value-type="float">
            <text:p>82419589</text:p>
          </table:table-cell>
          <table:table-cell table:formula="of:=[.F129]/1000000000" office:value-type="float" office:value="0.082419589" calcext:value-type="float">
            <text:p>0.08241958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82510528" calcext:value-type="float">
            <text:p>82510528</text:p>
          </table:table-cell>
          <table:table-cell table:formula="of:=[.F130]/1000000000" office:value-type="float" office:value="0.082510528" calcext:value-type="float">
            <text:p>0.08251052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82783902" calcext:value-type="float">
            <text:p>82783902</text:p>
          </table:table-cell>
          <table:table-cell table:formula="of:=[.F131]/1000000000" office:value-type="float" office:value="0.082783902" calcext:value-type="float">
            <text:p>0.08278390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82186237" calcext:value-type="float">
            <text:p>82186237</text:p>
          </table:table-cell>
          <table:table-cell table:formula="of:=[.F132]/1000000000" office:value-type="float" office:value="0.082186237" calcext:value-type="float">
            <text:p>0.08218623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84653032" calcext:value-type="float">
            <text:p>84653032</text:p>
          </table:table-cell>
          <table:table-cell table:formula="of:=[.F133]/1000000000" office:value-type="float" office:value="0.084653032" calcext:value-type="float">
            <text:p>0.08465303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82710355" calcext:value-type="float">
            <text:p>82710355</text:p>
          </table:table-cell>
          <table:table-cell table:formula="of:=[.F134]/1000000000" office:value-type="float" office:value="0.082710355" calcext:value-type="float">
            <text:p>0.08271035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82522192" calcext:value-type="float">
            <text:p>82522192</text:p>
          </table:table-cell>
          <table:table-cell table:formula="of:=[.F135]/1000000000" office:value-type="float" office:value="0.082522192" calcext:value-type="float">
            <text:p>0.08252219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83443032" calcext:value-type="float">
            <text:p>83443032</text:p>
          </table:table-cell>
          <table:table-cell table:formula="of:=[.F136]/1000000000" office:value-type="float" office:value="0.083443032" calcext:value-type="float">
            <text:p>0.08344303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82033687" calcext:value-type="float">
            <text:p>82033687</text:p>
          </table:table-cell>
          <table:table-cell table:formula="of:=[.F137]/1000000000" office:value-type="float" office:value="0.082033687" calcext:value-type="float">
            <text:p>0.08203368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83007890" calcext:value-type="float">
            <text:p>83007890</text:p>
          </table:table-cell>
          <table:table-cell table:formula="of:=[.F138]/1000000000" office:value-type="float" office:value="0.08300789" calcext:value-type="float">
            <text:p>0.0830078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82651189" calcext:value-type="float">
            <text:p>82651189</text:p>
          </table:table-cell>
          <table:table-cell table:formula="of:=[.F139]/1000000000" office:value-type="float" office:value="0.082651189" calcext:value-type="float">
            <text:p>0.08265118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82779216" calcext:value-type="float">
            <text:p>82779216</text:p>
          </table:table-cell>
          <table:table-cell table:formula="of:=[.F140]/1000000000" office:value-type="float" office:value="0.082779216" calcext:value-type="float">
            <text:p>0.08277921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82617664" calcext:value-type="float">
            <text:p>82617664</text:p>
          </table:table-cell>
          <table:table-cell table:formula="of:=[.F141]/1000000000" office:value-type="float" office:value="0.082617664" calcext:value-type="float">
            <text:p>0.08261766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83525652" calcext:value-type="float">
            <text:p>83525652</text:p>
          </table:table-cell>
          <table:table-cell table:formula="of:=[.F142]/1000000000" office:value-type="float" office:value="0.083525652" calcext:value-type="float">
            <text:p>0.08352565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83008588" calcext:value-type="float">
            <text:p>83008588</text:p>
          </table:table-cell>
          <table:table-cell table:formula="of:=[.F143]/1000000000" office:value-type="float" office:value="0.083008588" calcext:value-type="float">
            <text:p>0.08300858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82772091" calcext:value-type="float">
            <text:p>82772091</text:p>
          </table:table-cell>
          <table:table-cell table:formula="of:=[.F144]/1000000000" office:value-type="float" office:value="0.082772091" calcext:value-type="float">
            <text:p>0.08277209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82854579" calcext:value-type="float">
            <text:p>82854579</text:p>
          </table:table-cell>
          <table:table-cell table:formula="of:=[.F145]/1000000000" office:value-type="float" office:value="0.082854579" calcext:value-type="float">
            <text:p>0.08285457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82864280" calcext:value-type="float">
            <text:p>82864280</text:p>
          </table:table-cell>
          <table:table-cell table:formula="of:=[.F146]/1000000000" office:value-type="float" office:value="0.08286428" calcext:value-type="float">
            <text:p>0.0828642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82998244" calcext:value-type="float">
            <text:p>82998244</text:p>
          </table:table-cell>
          <table:table-cell table:formula="of:=[.F147]/1000000000" office:value-type="float" office:value="0.082998244" calcext:value-type="float">
            <text:p>0.08299824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82944532" calcext:value-type="float">
            <text:p>82944532</text:p>
          </table:table-cell>
          <table:table-cell table:formula="of:=[.F148]/1000000000" office:value-type="float" office:value="0.082944532" calcext:value-type="float">
            <text:p>0.08294453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83137236" calcext:value-type="float">
            <text:p>83137236</text:p>
          </table:table-cell>
          <table:table-cell table:formula="of:=[.F149]/1000000000" office:value-type="float" office:value="0.083137236" calcext:value-type="float">
            <text:p>0.08313723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83229502" calcext:value-type="float">
            <text:p>83229502</text:p>
          </table:table-cell>
          <table:table-cell table:formula="of:=[.F150]/1000000000" office:value-type="float" office:value="0.083229502" calcext:value-type="float">
            <text:p>0.08322950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82794924" calcext:value-type="float">
            <text:p>82794924</text:p>
          </table:table-cell>
          <table:table-cell table:formula="of:=[.F151]/1000000000" office:value-type="float" office:value="0.082794924" calcext:value-type="float">
            <text:p>0.08279492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Time_3-&gt;4</text:p>
          </table:table-cell>
          <table:table-cell office:value-type="float" office:value="184446759" calcext:value-type="float">
            <text:p>184446759</text:p>
          </table:table-cell>
          <table:table-cell table:formula="of:=[.F152]/1000000000" office:value-type="float" office:value="0.184446759" calcext:value-type="float">
            <text:p>0.18444675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ta Time_3-&gt;4</text:p>
          </table:table-cell>
          <table:table-cell office:value-type="float" office:value="177878657" calcext:value-type="float">
            <text:p>177878657</text:p>
          </table:table-cell>
          <table:table-cell table:formula="of:=[.F153]/1000000000" office:value-type="float" office:value="0.177878657" calcext:value-type="float">
            <text:p>0.17787865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 Time_3-&gt;4</text:p>
          </table:table-cell>
          <table:table-cell office:value-type="float" office:value="174997964" calcext:value-type="float">
            <text:p>174997964</text:p>
          </table:table-cell>
          <table:table-cell table:formula="of:=[.F154]/1000000000" office:value-type="float" office:value="0.174997964" calcext:value-type="float">
            <text:p>0.17499796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 Time_3-&gt;4</text:p>
          </table:table-cell>
          <table:table-cell office:value-type="float" office:value="173658397" calcext:value-type="float">
            <text:p>173658397</text:p>
          </table:table-cell>
          <table:table-cell table:formula="of:=[.F155]/1000000000" office:value-type="float" office:value="0.173658397" calcext:value-type="float">
            <text:p>0.17365839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 Time_3-&gt;4</text:p>
          </table:table-cell>
          <table:table-cell office:value-type="float" office:value="179598508" calcext:value-type="float">
            <text:p>179598508</text:p>
          </table:table-cell>
          <table:table-cell table:formula="of:=[.F156]/1000000000" office:value-type="float" office:value="0.179598508" calcext:value-type="float">
            <text:p>0.17959850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Time_3-&gt;4</text:p>
          </table:table-cell>
          <table:table-cell office:value-type="float" office:value="173133992" calcext:value-type="float">
            <text:p>173133992</text:p>
          </table:table-cell>
          <table:table-cell table:formula="of:=[.F157]/1000000000" office:value-type="float" office:value="0.173133992" calcext:value-type="float">
            <text:p>0.17313399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ta Time_3-&gt;4</text:p>
          </table:table-cell>
          <table:table-cell office:value-type="float" office:value="175029659" calcext:value-type="float">
            <text:p>175029659</text:p>
          </table:table-cell>
          <table:table-cell table:formula="of:=[.F158]/1000000000" office:value-type="float" office:value="0.175029659" calcext:value-type="float">
            <text:p>0.175029659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ta Time_3-&gt;4</text:p>
          </table:table-cell>
          <table:table-cell office:value-type="float" office:value="173218154" calcext:value-type="float">
            <text:p>173218154</text:p>
          </table:table-cell>
          <table:table-cell table:formula="of:=[.F159]/1000000000" office:value-type="float" office:value="0.173218154" calcext:value-type="float">
            <text:p>0.17321815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ta Time_3-&gt;4</text:p>
          </table:table-cell>
          <table:table-cell office:value-type="float" office:value="173697768" calcext:value-type="float">
            <text:p>173697768</text:p>
          </table:table-cell>
          <table:table-cell table:formula="of:=[.F160]/1000000000" office:value-type="float" office:value="0.173697768" calcext:value-type="float">
            <text:p>0.173697768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lta Time_3-&gt;4</text:p>
          </table:table-cell>
          <table:table-cell office:value-type="float" office:value="173669830" calcext:value-type="float">
            <text:p>173669830</text:p>
          </table:table-cell>
          <table:table-cell table:formula="of:=[.F161]/1000000000" office:value-type="float" office:value="0.17366983" calcext:value-type="float">
            <text:p>0.1736698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ta Time_3-&gt;4</text:p>
          </table:table-cell>
          <table:table-cell office:value-type="float" office:value="174137862" calcext:value-type="float">
            <text:p>174137862</text:p>
          </table:table-cell>
          <table:table-cell table:formula="of:=[.F162]/1000000000" office:value-type="float" office:value="0.174137862" calcext:value-type="float">
            <text:p>0.17413786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ta Time_3-&gt;4</text:p>
          </table:table-cell>
          <table:table-cell office:value-type="float" office:value="174285306" calcext:value-type="float">
            <text:p>174285306</text:p>
          </table:table-cell>
          <table:table-cell table:formula="of:=[.F163]/1000000000" office:value-type="float" office:value="0.174285306" calcext:value-type="float">
            <text:p>0.17428530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ta Time_3-&gt;4</text:p>
          </table:table-cell>
          <table:table-cell office:value-type="float" office:value="175717256" calcext:value-type="float">
            <text:p>175717256</text:p>
          </table:table-cell>
          <table:table-cell table:formula="of:=[.F164]/1000000000" office:value-type="float" office:value="0.175717256" calcext:value-type="float">
            <text:p>0.17571725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lta Time_3-&gt;4</text:p>
          </table:table-cell>
          <table:table-cell office:value-type="float" office:value="173727997" calcext:value-type="float">
            <text:p>173727997</text:p>
          </table:table-cell>
          <table:table-cell table:formula="of:=[.F165]/1000000000" office:value-type="float" office:value="0.173727997" calcext:value-type="float">
            <text:p>0.17372799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lta Time_3-&gt;4</text:p>
          </table:table-cell>
          <table:table-cell office:value-type="float" office:value="175447654" calcext:value-type="float">
            <text:p>175447654</text:p>
          </table:table-cell>
          <table:table-cell table:formula="of:=[.F166]/1000000000" office:value-type="float" office:value="0.175447654" calcext:value-type="float">
            <text:p>0.17544765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lta Time_3-&gt;4</text:p>
          </table:table-cell>
          <table:table-cell office:value-type="float" office:value="174220964" calcext:value-type="float">
            <text:p>174220964</text:p>
          </table:table-cell>
          <table:table-cell table:formula="of:=[.F167]/1000000000" office:value-type="float" office:value="0.174220964" calcext:value-type="float">
            <text:p>0.174220964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lta Time_3-&gt;4</text:p>
          </table:table-cell>
          <table:table-cell office:value-type="float" office:value="174493770" calcext:value-type="float">
            <text:p>174493770</text:p>
          </table:table-cell>
          <table:table-cell table:formula="of:=[.F168]/1000000000" office:value-type="float" office:value="0.17449377" calcext:value-type="float">
            <text:p>0.17449377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ta Time_3-&gt;4</text:p>
          </table:table-cell>
          <table:table-cell office:value-type="float" office:value="174124493" calcext:value-type="float">
            <text:p>174124493</text:p>
          </table:table-cell>
          <table:table-cell table:formula="of:=[.F169]/1000000000" office:value-type="float" office:value="0.174124493" calcext:value-type="float">
            <text:p>0.17412449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lta Time_3-&gt;4</text:p>
          </table:table-cell>
          <table:table-cell office:value-type="float" office:value="174263555" calcext:value-type="float">
            <text:p>174263555</text:p>
          </table:table-cell>
          <table:table-cell table:formula="of:=[.F170]/1000000000" office:value-type="float" office:value="0.174263555" calcext:value-type="float">
            <text:p>0.17426355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ta Time_3-&gt;4</text:p>
          </table:table-cell>
          <table:table-cell office:value-type="float" office:value="173674202" calcext:value-type="float">
            <text:p>173674202</text:p>
          </table:table-cell>
          <table:table-cell table:formula="of:=[.F171]/1000000000" office:value-type="float" office:value="0.173674202" calcext:value-type="float">
            <text:p>0.17367420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ta Time_3-&gt;4</text:p>
          </table:table-cell>
          <table:table-cell office:value-type="float" office:value="175229301" calcext:value-type="float">
            <text:p>175229301</text:p>
          </table:table-cell>
          <table:table-cell table:formula="of:=[.F172]/1000000000" office:value-type="float" office:value="0.175229301" calcext:value-type="float">
            <text:p>0.17522930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lta Time_3-&gt;4</text:p>
          </table:table-cell>
          <table:table-cell office:value-type="float" office:value="174710061" calcext:value-type="float">
            <text:p>174710061</text:p>
          </table:table-cell>
          <table:table-cell table:formula="of:=[.F173]/1000000000" office:value-type="float" office:value="0.174710061" calcext:value-type="float">
            <text:p>0.17471006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lta Time_3-&gt;4</text:p>
          </table:table-cell>
          <table:table-cell office:value-type="float" office:value="174011260" calcext:value-type="float">
            <text:p>174011260</text:p>
          </table:table-cell>
          <table:table-cell table:formula="of:=[.F174]/1000000000" office:value-type="float" office:value="0.17401126" calcext:value-type="float">
            <text:p>0.17401126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ta Time_3-&gt;4</text:p>
          </table:table-cell>
          <table:table-cell office:value-type="float" office:value="174370125" calcext:value-type="float">
            <text:p>174370125</text:p>
          </table:table-cell>
          <table:table-cell table:formula="of:=[.F175]/1000000000" office:value-type="float" office:value="0.174370125" calcext:value-type="float">
            <text:p>0.174370125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ta Time_3-&gt;4</text:p>
          </table:table-cell>
          <table:table-cell office:value-type="float" office:value="174457012" calcext:value-type="float">
            <text:p>174457012</text:p>
          </table:table-cell>
          <table:table-cell table:formula="of:=[.F176]/1000000000" office:value-type="float" office:value="0.174457012" calcext:value-type="float">
            <text:p>0.174457012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ta Time_3-&gt;4</text:p>
          </table:table-cell>
          <table:table-cell office:value-type="float" office:value="177079681" calcext:value-type="float">
            <text:p>177079681</text:p>
          </table:table-cell>
          <table:table-cell table:formula="of:=[.F177]/1000000000" office:value-type="float" office:value="0.177079681" calcext:value-type="float">
            <text:p>0.17707968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 Time_3-&gt;4</text:p>
          </table:table-cell>
          <table:table-cell office:value-type="float" office:value="175141341" calcext:value-type="float">
            <text:p>175141341</text:p>
          </table:table-cell>
          <table:table-cell table:formula="of:=[.F178]/1000000000" office:value-type="float" office:value="0.175141341" calcext:value-type="float">
            <text:p>0.17514134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ta Time_3-&gt;4</text:p>
          </table:table-cell>
          <table:table-cell office:value-type="float" office:value="174428991" calcext:value-type="float">
            <text:p>174428991</text:p>
          </table:table-cell>
          <table:table-cell table:formula="of:=[.F179]/1000000000" office:value-type="float" office:value="0.174428991" calcext:value-type="float">
            <text:p>0.174428991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 Time_3-&gt;4</text:p>
          </table:table-cell>
          <table:table-cell office:value-type="float" office:value="174328623" calcext:value-type="float">
            <text:p>174328623</text:p>
          </table:table-cell>
          <table:table-cell table:formula="of:=[.F180]/1000000000" office:value-type="float" office:value="0.174328623" calcext:value-type="float">
            <text:p>0.174328623</text:p>
          </table:table-cell>
        </table:table-row>
        <table:table-row table:style-name="ro1">
          <table:table-cell office:value-type="string" calcext:value-type="string">
            <text:p>./test/square_50Hz.txt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ta Time_3-&gt;4</text:p>
          </table:table-cell>
          <table:table-cell office:value-type="float" office:value="174341604" calcext:value-type="float">
            <text:p>174341604</text:p>
          </table:table-cell>
          <table:table-cell table:formula="of:=[.F181]/1000000000" office:value-type="float" office:value="0.174341604" calcext:value-type="float">
            <text:p>0.174341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3:58:22.448311638</meta:creation-date>
    <dc:date>2023-06-13T01:53:45.696219209</dc:date>
    <meta:editing-duration>PT1H9M50S</meta:editing-duration>
    <meta:editing-cycles>1</meta:editing-cycles>
    <meta:document-statistic meta:table-count="2" meta:cell-count="233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17.001cm" xlink:href=".." xlink:type="simple" chart:class="chart:scatter" chart:style-name="ch1">
        <chart:title svg:x="5.846cm" svg:y="0.476cm" chart:style-name="ch2">
          <text:p>Tiempos para la DFT</text:p>
        </chart:title>
        <chart:subtitle svg:x="5.634cm" svg:y="1.595cm" chart:style-name="ch3">
          <text:p>30 muestras por escenario</text:p>
        </chart:subtitle>
        <chart:plot-area chart:style-name="ch4" table:cell-range-address="DFT.C1:DFT.C151 DFT.G1:DFT.G151" chart:data-source-has-labels="row" svg:x="1.331cm" svg:y="2.618cm" svg:width="14.362cm" svg:height="13.062cm">
          <chart:coordinate-region svg:x="2.138cm" svg:y="2.817cm" svg:width="13.091cm" svg:height="12.216cm"/>
          <chart:axis chart:dimension="x" chart:name="primary-x" chart:style-name="ch5">
            <chart:title svg:x="6.867cm" svg:y="16.02cm" chart:style-name="ch6">
              <text:p>Cantidad de muestras</text:p>
            </chart:title>
          </chart:axis>
          <chart:axis chart:dimension="y" chart:name="primary-y" chart:style-name="ch7">
            <chart:title svg:x="0.451cm" svg:y="9.974cm" chart:style-name="ch8">
              <text:p>Tiempo (s)</text:p>
            </chart:title>
            <chart:grid chart:style-name="ch9" chart:class="major"/>
          </chart:axis>
          <chart:series chart:style-name="ch10" chart:values-cell-range-address="DFT.G2:DFT.G151" chart:label-cell-address="DFT.G1:DFT.G1" chart:class="chart:scatter">
            <chart:domain table:cell-range-address="DFT.C2:DFT.C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DFT.G1:DF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DFT.C2:DFT.C151</svg:desc>
                </draw:g>
              </table:table-cell>
              <table:table-cell office:value-type="float" office:value="0.523060312">
                <text:p>0.523060312</text:p>
                <draw:g>
                  <svg:desc>DFT.G2:DFT.G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0.523757064">
                <text:p>0.523757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524477222">
                <text:p>0.524477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0.524791423">
                <text:p>0.524791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0.525065131">
                <text:p>0.525065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525485423">
                <text:p>0.525485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0.525459009">
                <text:p>0.52545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0.525667731">
                <text:p>0.525667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0.525629239">
                <text:p>0.525629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525808483">
                <text:p>0.525808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525723544">
                <text:p>0.525723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528866837">
                <text:p>0.528866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26126776">
                <text:p>0.526126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6">
                <text:p>4096</text:p>
              </table:table-cell>
              <table:table-cell office:value-type="float" office:value="0.526097605">
                <text:p>0.526097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6">
                <text:p>4096</text:p>
              </table:table-cell>
              <table:table-cell office:value-type="float" office:value="0.526244338">
                <text:p>0.526244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6">
                <text:p>4096</text:p>
              </table:table-cell>
              <table:table-cell office:value-type="float" office:value="0.525919446">
                <text:p>0.525919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6">
                <text:p>4096</text:p>
              </table:table-cell>
              <table:table-cell office:value-type="float" office:value="0.526081259">
                <text:p>0.526081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">
                <text:p>4096</text:p>
              </table:table-cell>
              <table:table-cell office:value-type="float" office:value="0.525890965">
                <text:p>0.525890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96">
                <text:p>4096</text:p>
              </table:table-cell>
              <table:table-cell office:value-type="float" office:value="0.526514733">
                <text:p>0.526514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6">
                <text:p>4096</text:p>
              </table:table-cell>
              <table:table-cell office:value-type="float" office:value="0.526097167">
                <text:p>0.526097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96">
                <text:p>4096</text:p>
              </table:table-cell>
              <table:table-cell office:value-type="float" office:value="0.526114738">
                <text:p>0.526114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6">
                <text:p>4096</text:p>
              </table:table-cell>
              <table:table-cell office:value-type="float" office:value="0.521770097">
                <text:p>0.521770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6">
                <text:p>4096</text:p>
              </table:table-cell>
              <table:table-cell office:value-type="float" office:value="0.520871635">
                <text:p>0.520871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6">
                <text:p>4096</text:p>
              </table:table-cell>
              <table:table-cell office:value-type="float" office:value="0.520684641">
                <text:p>0.520684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">
                <text:p>4096</text:p>
              </table:table-cell>
              <table:table-cell office:value-type="float" office:value="0.520739012">
                <text:p>0.520739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96">
                <text:p>4096</text:p>
              </table:table-cell>
              <table:table-cell office:value-type="float" office:value="0.520875547">
                <text:p>0.52087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6">
                <text:p>4096</text:p>
              </table:table-cell>
              <table:table-cell office:value-type="float" office:value="0.521043972">
                <text:p>0.521043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6">
                <text:p>4096</text:p>
              </table:table-cell>
              <table:table-cell office:value-type="float" office:value="0.520698436">
                <text:p>0.520698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6">
                <text:p>4096</text:p>
              </table:table-cell>
              <table:table-cell office:value-type="float" office:value="0.520857847">
                <text:p>0.520857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6">
                <text:p>4096</text:p>
              </table:table-cell>
              <table:table-cell office:value-type="float" office:value="0.520886479">
                <text:p>0.5208864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92">
                <text:p>8192</text:p>
              </table:table-cell>
              <table:table-cell office:value-type="float" office:value="2.097600098">
                <text:p>2.097600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92">
                <text:p>8192</text:p>
              </table:table-cell>
              <table:table-cell office:value-type="float" office:value="2.078181988">
                <text:p>2.078181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92">
                <text:p>8192</text:p>
              </table:table-cell>
              <table:table-cell office:value-type="float" office:value="2.086001834">
                <text:p>2.086001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92">
                <text:p>8192</text:p>
              </table:table-cell>
              <table:table-cell office:value-type="float" office:value="2.087406563">
                <text:p>2.087406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92">
                <text:p>8192</text:p>
              </table:table-cell>
              <table:table-cell office:value-type="float" office:value="2.09152273">
                <text:p>2.091522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92">
                <text:p>8192</text:p>
              </table:table-cell>
              <table:table-cell office:value-type="float" office:value="2.089529644">
                <text:p>2.089529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92">
                <text:p>8192</text:p>
              </table:table-cell>
              <table:table-cell office:value-type="float" office:value="2.093694355">
                <text:p>2.093694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92">
                <text:p>8192</text:p>
              </table:table-cell>
              <table:table-cell office:value-type="float" office:value="2.092240837">
                <text:p>2.092240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92">
                <text:p>8192</text:p>
              </table:table-cell>
              <table:table-cell office:value-type="float" office:value="2.092822573">
                <text:p>2.092822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92">
                <text:p>8192</text:p>
              </table:table-cell>
              <table:table-cell office:value-type="float" office:value="2.094839233">
                <text:p>2.094839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92">
                <text:p>8192</text:p>
              </table:table-cell>
              <table:table-cell office:value-type="float" office:value="2.093399268">
                <text:p>2.09339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92">
                <text:p>8192</text:p>
              </table:table-cell>
              <table:table-cell office:value-type="float" office:value="2.094373677">
                <text:p>2.094373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92">
                <text:p>8192</text:p>
              </table:table-cell>
              <table:table-cell office:value-type="float" office:value="2.09289258">
                <text:p>2.09289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92">
                <text:p>8192</text:p>
              </table:table-cell>
              <table:table-cell office:value-type="float" office:value="2.093024934">
                <text:p>2.093024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92">
                <text:p>8192</text:p>
              </table:table-cell>
              <table:table-cell office:value-type="float" office:value="2.095329647">
                <text:p>2.095329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92">
                <text:p>8192</text:p>
              </table:table-cell>
              <table:table-cell office:value-type="float" office:value="2.094195694">
                <text:p>2.094195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92">
                <text:p>8192</text:p>
              </table:table-cell>
              <table:table-cell office:value-type="float" office:value="2.095323222">
                <text:p>2.095323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92">
                <text:p>8192</text:p>
              </table:table-cell>
              <table:table-cell office:value-type="float" office:value="2.094755793">
                <text:p>2.0947557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2">
                <text:p>8192</text:p>
              </table:table-cell>
              <table:table-cell office:value-type="float" office:value="2.095527039">
                <text:p>2.095527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92">
                <text:p>8192</text:p>
              </table:table-cell>
              <table:table-cell office:value-type="float" office:value="2.093411616">
                <text:p>2.093411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92">
                <text:p>8192</text:p>
              </table:table-cell>
              <table:table-cell office:value-type="float" office:value="2.093737667">
                <text:p>2.093737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92">
                <text:p>8192</text:p>
              </table:table-cell>
              <table:table-cell office:value-type="float" office:value="2.095691894">
                <text:p>2.0956918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92">
                <text:p>8192</text:p>
              </table:table-cell>
              <table:table-cell office:value-type="float" office:value="2.095074325">
                <text:p>2.095074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92">
                <text:p>8192</text:p>
              </table:table-cell>
              <table:table-cell office:value-type="float" office:value="2.095434397">
                <text:p>2.095434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92">
                <text:p>8192</text:p>
              </table:table-cell>
              <table:table-cell office:value-type="float" office:value="2.094759002">
                <text:p>2.094759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92">
                <text:p>8192</text:p>
              </table:table-cell>
              <table:table-cell office:value-type="float" office:value="2.094854849">
                <text:p>2.094854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92">
                <text:p>8192</text:p>
              </table:table-cell>
              <table:table-cell office:value-type="float" office:value="2.094286812">
                <text:p>2.094286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92">
                <text:p>8192</text:p>
              </table:table-cell>
              <table:table-cell office:value-type="float" office:value="2.101557665">
                <text:p>2.101557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92">
                <text:p>8192</text:p>
              </table:table-cell>
              <table:table-cell office:value-type="float" office:value="2.096742293">
                <text:p>2.096742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92">
                <text:p>8192</text:p>
              </table:table-cell>
              <table:table-cell office:value-type="float" office:value="2.096069283">
                <text:p>2.096069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384">
                <text:p>16384</text:p>
              </table:table-cell>
              <table:table-cell office:value-type="float" office:value="8.274370604">
                <text:p>8.274370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384">
                <text:p>16384</text:p>
              </table:table-cell>
              <table:table-cell office:value-type="float" office:value="8.279007928">
                <text:p>8.279007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84">
                <text:p>16384</text:p>
              </table:table-cell>
              <table:table-cell office:value-type="float" office:value="8.283586832">
                <text:p>8.2835868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384">
                <text:p>16384</text:p>
              </table:table-cell>
              <table:table-cell office:value-type="float" office:value="8.292677061">
                <text:p>8.2926770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84">
                <text:p>16384</text:p>
              </table:table-cell>
              <table:table-cell office:value-type="float" office:value="8.300250316">
                <text:p>8.30025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384">
                <text:p>16384</text:p>
              </table:table-cell>
              <table:table-cell office:value-type="float" office:value="8.303930851">
                <text:p>8.303930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84">
                <text:p>16384</text:p>
              </table:table-cell>
              <table:table-cell office:value-type="float" office:value="8.307899807">
                <text:p>8.3078998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84">
                <text:p>16384</text:p>
              </table:table-cell>
              <table:table-cell office:value-type="float" office:value="8.307689695">
                <text:p>8.3076896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84">
                <text:p>16384</text:p>
              </table:table-cell>
              <table:table-cell office:value-type="float" office:value="8.318296469">
                <text:p>8.318296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84">
                <text:p>16384</text:p>
              </table:table-cell>
              <table:table-cell office:value-type="float" office:value="8.339509198">
                <text:p>8.3395091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384">
                <text:p>16384</text:p>
              </table:table-cell>
              <table:table-cell office:value-type="float" office:value="8.341545549">
                <text:p>8.341545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384">
                <text:p>16384</text:p>
              </table:table-cell>
              <table:table-cell office:value-type="float" office:value="8.344446558">
                <text:p>8.344446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384">
                <text:p>16384</text:p>
              </table:table-cell>
              <table:table-cell office:value-type="float" office:value="8.354687145">
                <text:p>8.354687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84">
                <text:p>16384</text:p>
              </table:table-cell>
              <table:table-cell office:value-type="float" office:value="8.356546943">
                <text:p>8.356546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384">
                <text:p>16384</text:p>
              </table:table-cell>
              <table:table-cell office:value-type="float" office:value="8.355641894">
                <text:p>8.355641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384">
                <text:p>16384</text:p>
              </table:table-cell>
              <table:table-cell office:value-type="float" office:value="8.358154793">
                <text:p>8.358154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84">
                <text:p>16384</text:p>
              </table:table-cell>
              <table:table-cell office:value-type="float" office:value="8.359672498">
                <text:p>8.359672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384">
                <text:p>16384</text:p>
              </table:table-cell>
              <table:table-cell office:value-type="float" office:value="8.33314813">
                <text:p>8.33314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384">
                <text:p>16384</text:p>
              </table:table-cell>
              <table:table-cell office:value-type="float" office:value="8.399343553">
                <text:p>8.3993435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384">
                <text:p>16384</text:p>
              </table:table-cell>
              <table:table-cell office:value-type="float" office:value="8.347413877">
                <text:p>8.347413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84">
                <text:p>16384</text:p>
              </table:table-cell>
              <table:table-cell office:value-type="float" office:value="8.365830528">
                <text:p>8.3658305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84">
                <text:p>16384</text:p>
              </table:table-cell>
              <table:table-cell office:value-type="float" office:value="8.34950563">
                <text:p>8.34950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384">
                <text:p>16384</text:p>
              </table:table-cell>
              <table:table-cell office:value-type="float" office:value="8.373055585">
                <text:p>8.373055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384">
                <text:p>16384</text:p>
              </table:table-cell>
              <table:table-cell office:value-type="float" office:value="8.379914384">
                <text:p>8.379914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84">
                <text:p>16384</text:p>
              </table:table-cell>
              <table:table-cell office:value-type="float" office:value="8.352299834">
                <text:p>8.3522998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84">
                <text:p>16384</text:p>
              </table:table-cell>
              <table:table-cell office:value-type="float" office:value="8.349403632">
                <text:p>8.349403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384">
                <text:p>16384</text:p>
              </table:table-cell>
              <table:table-cell office:value-type="float" office:value="8.344723454">
                <text:p>8.3447234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84">
                <text:p>16384</text:p>
              </table:table-cell>
              <table:table-cell office:value-type="float" office:value="8.344891901">
                <text:p>8.344891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384">
                <text:p>16384</text:p>
              </table:table-cell>
              <table:table-cell office:value-type="float" office:value="8.372401901">
                <text:p>8.3724019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84">
                <text:p>16384</text:p>
              </table:table-cell>
              <table:table-cell office:value-type="float" office:value="8.406597769">
                <text:p>8.4065977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768">
                <text:p>32768</text:p>
              </table:table-cell>
              <table:table-cell office:value-type="float" office:value="33.263916631">
                <text:p>33.263916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68">
                <text:p>32768</text:p>
              </table:table-cell>
              <table:table-cell office:value-type="float" office:value="33.442088593">
                <text:p>33.442088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768">
                <text:p>32768</text:p>
              </table:table-cell>
              <table:table-cell office:value-type="float" office:value="33.45983042">
                <text:p>33.459830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768">
                <text:p>32768</text:p>
              </table:table-cell>
              <table:table-cell office:value-type="float" office:value="33.347831854">
                <text:p>33.3478318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68">
                <text:p>32768</text:p>
              </table:table-cell>
              <table:table-cell office:value-type="float" office:value="33.437549991">
                <text:p>33.437549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68">
                <text:p>32768</text:p>
              </table:table-cell>
              <table:table-cell office:value-type="float" office:value="33.355402253">
                <text:p>33.3554022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768">
                <text:p>32768</text:p>
              </table:table-cell>
              <table:table-cell office:value-type="float" office:value="33.535544803">
                <text:p>33.5355448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768">
                <text:p>32768</text:p>
              </table:table-cell>
              <table:table-cell office:value-type="float" office:value="33.625332292">
                <text:p>33.6253322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768">
                <text:p>32768</text:p>
              </table:table-cell>
              <table:table-cell office:value-type="float" office:value="33.642523883">
                <text:p>33.6425238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768">
                <text:p>32768</text:p>
              </table:table-cell>
              <table:table-cell office:value-type="float" office:value="33.656036168">
                <text:p>33.656036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768">
                <text:p>32768</text:p>
              </table:table-cell>
              <table:table-cell office:value-type="float" office:value="33.663452791">
                <text:p>33.663452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768">
                <text:p>32768</text:p>
              </table:table-cell>
              <table:table-cell office:value-type="float" office:value="33.661904658">
                <text:p>33.661904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768">
                <text:p>32768</text:p>
              </table:table-cell>
              <table:table-cell office:value-type="float" office:value="33.683354674">
                <text:p>33.6833546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768">
                <text:p>32768</text:p>
              </table:table-cell>
              <table:table-cell office:value-type="float" office:value="33.671277058">
                <text:p>33.671277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768">
                <text:p>32768</text:p>
              </table:table-cell>
              <table:table-cell office:value-type="float" office:value="33.683438164">
                <text:p>33.683438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768">
                <text:p>32768</text:p>
              </table:table-cell>
              <table:table-cell office:value-type="float" office:value="33.679639588">
                <text:p>33.679639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768">
                <text:p>32768</text:p>
              </table:table-cell>
              <table:table-cell office:value-type="float" office:value="33.675837591">
                <text:p>33.6758375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68">
                <text:p>32768</text:p>
              </table:table-cell>
              <table:table-cell office:value-type="float" office:value="33.684691595">
                <text:p>33.6846915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768">
                <text:p>32768</text:p>
              </table:table-cell>
              <table:table-cell office:value-type="float" office:value="33.694053931">
                <text:p>33.694053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768">
                <text:p>32768</text:p>
              </table:table-cell>
              <table:table-cell office:value-type="float" office:value="33.682262343">
                <text:p>33.682262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768">
                <text:p>32768</text:p>
              </table:table-cell>
              <table:table-cell office:value-type="float" office:value="33.601143195">
                <text:p>33.601143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68">
                <text:p>32768</text:p>
              </table:table-cell>
              <table:table-cell office:value-type="float" office:value="33.385108401">
                <text:p>33.385108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768">
                <text:p>32768</text:p>
              </table:table-cell>
              <table:table-cell office:value-type="float" office:value="35.271232743">
                <text:p>35.2712327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768">
                <text:p>32768</text:p>
              </table:table-cell>
              <table:table-cell office:value-type="float" office:value="33.474466565">
                <text:p>33.4744665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768">
                <text:p>32768</text:p>
              </table:table-cell>
              <table:table-cell office:value-type="float" office:value="33.405639819">
                <text:p>33.4056398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768">
                <text:p>32768</text:p>
              </table:table-cell>
              <table:table-cell office:value-type="float" office:value="33.355166763">
                <text:p>33.3551667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768">
                <text:p>32768</text:p>
              </table:table-cell>
              <table:table-cell office:value-type="float" office:value="33.364931525">
                <text:p>33.364931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768">
                <text:p>32768</text:p>
              </table:table-cell>
              <table:table-cell office:value-type="float" office:value="33.355664547">
                <text:p>33.3556645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768">
                <text:p>32768</text:p>
              </table:table-cell>
              <table:table-cell office:value-type="float" office:value="33.566166598">
                <text:p>33.5661665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768">
                <text:p>32768</text:p>
              </table:table-cell>
              <table:table-cell office:value-type="float" office:value="33.476050513">
                <text:p>33.4760505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536">
                <text:p>65536</text:p>
              </table:table-cell>
              <table:table-cell office:value-type="float" office:value="132.739850425">
                <text:p>132.739850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536">
                <text:p>65536</text:p>
              </table:table-cell>
              <table:table-cell office:value-type="float" office:value="132.822235447">
                <text:p>132.822235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536">
                <text:p>65536</text:p>
              </table:table-cell>
              <table:table-cell office:value-type="float" office:value="133.167803297">
                <text:p>133.1678032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536">
                <text:p>65536</text:p>
              </table:table-cell>
              <table:table-cell office:value-type="float" office:value="133.026580697">
                <text:p>133.026580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536">
                <text:p>65536</text:p>
              </table:table-cell>
              <table:table-cell office:value-type="float" office:value="133.419240636">
                <text:p>133.419240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536">
                <text:p>65536</text:p>
              </table:table-cell>
              <table:table-cell office:value-type="float" office:value="133.709620052">
                <text:p>133.7096200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536">
                <text:p>65536</text:p>
              </table:table-cell>
              <table:table-cell office:value-type="float" office:value="133.815795262">
                <text:p>133.8157952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536">
                <text:p>65536</text:p>
              </table:table-cell>
              <table:table-cell office:value-type="float" office:value="133.562812884">
                <text:p>133.562812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536">
                <text:p>65536</text:p>
              </table:table-cell>
              <table:table-cell office:value-type="float" office:value="133.782344144">
                <text:p>133.782344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36">
                <text:p>65536</text:p>
              </table:table-cell>
              <table:table-cell office:value-type="float" office:value="133.813053437">
                <text:p>133.813053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36">
                <text:p>65536</text:p>
              </table:table-cell>
              <table:table-cell office:value-type="float" office:value="133.777839649">
                <text:p>133.777839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36">
                <text:p>65536</text:p>
              </table:table-cell>
              <table:table-cell office:value-type="float" office:value="134.117811171">
                <text:p>134.1178111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536">
                <text:p>65536</text:p>
              </table:table-cell>
              <table:table-cell office:value-type="float" office:value="139.742481383">
                <text:p>139.7424813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536">
                <text:p>65536</text:p>
              </table:table-cell>
              <table:table-cell office:value-type="float" office:value="134.218178933">
                <text:p>134.2181789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536">
                <text:p>65536</text:p>
              </table:table-cell>
              <table:table-cell office:value-type="float" office:value="133.378209557">
                <text:p>133.3782095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536">
                <text:p>65536</text:p>
              </table:table-cell>
              <table:table-cell office:value-type="float" office:value="133.387364634">
                <text:p>133.387364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536">
                <text:p>65536</text:p>
              </table:table-cell>
              <table:table-cell office:value-type="float" office:value="139.573655164">
                <text:p>139.573655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536">
                <text:p>65536</text:p>
              </table:table-cell>
              <table:table-cell office:value-type="float" office:value="134.910337438">
                <text:p>134.910337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536">
                <text:p>65536</text:p>
              </table:table-cell>
              <table:table-cell office:value-type="float" office:value="135.324398736">
                <text:p>135.3243987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536">
                <text:p>65536</text:p>
              </table:table-cell>
              <table:table-cell office:value-type="float" office:value="140.350216634">
                <text:p>140.350216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536">
                <text:p>65536</text:p>
              </table:table-cell>
              <table:table-cell office:value-type="float" office:value="144.26866419">
                <text:p>144.26866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536">
                <text:p>65536</text:p>
              </table:table-cell>
              <table:table-cell office:value-type="float" office:value="143.400857779">
                <text:p>143.4008577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536">
                <text:p>65536</text:p>
              </table:table-cell>
              <table:table-cell office:value-type="float" office:value="135.192172632">
                <text:p>135.192172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536">
                <text:p>65536</text:p>
              </table:table-cell>
              <table:table-cell office:value-type="float" office:value="139.547708866">
                <text:p>139.5477088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536">
                <text:p>65536</text:p>
              </table:table-cell>
              <table:table-cell office:value-type="float" office:value="135.845101921">
                <text:p>135.8451019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536">
                <text:p>65536</text:p>
              </table:table-cell>
              <table:table-cell office:value-type="float" office:value="140.748045095">
                <text:p>140.748045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536">
                <text:p>65536</text:p>
              </table:table-cell>
              <table:table-cell office:value-type="float" office:value="136.40659511">
                <text:p>136.406595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536">
                <text:p>65536</text:p>
              </table:table-cell>
              <table:table-cell office:value-type="float" office:value="136.349579772">
                <text:p>136.3495797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536">
                <text:p>65536</text:p>
              </table:table-cell>
              <table:table-cell office:value-type="float" office:value="144.392091571">
                <text:p>144.392091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536">
                <text:p>65536</text:p>
              </table:table-cell>
              <table:table-cell office:value-type="float" office:value="137.643989384">
                <text:p>137.643989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17.054cm" xlink:href=".." xlink:type="simple" chart:class="chart:scatter" chart:style-name="ch1">
        <chart:title svg:x="5.872cm" svg:y="0.477cm" chart:style-name="ch2">
          <text:p>Tiempos para la FFT</text:p>
        </chart:title>
        <chart:subtitle svg:x="5.634cm" svg:y="1.597cm" chart:style-name="ch3">
          <text:p>30 muestras por escenario</text:p>
        </chart:subtitle>
        <chart:plot-area chart:style-name="ch4" table:cell-range-address="FFT.C1:FFT.C181 FFT.G1:FFT.G181" chart:data-source-has-labels="row" svg:x="1.331cm" svg:y="2.621cm" svg:width="14.362cm" svg:height="13.111cm">
          <chart:coordinate-region svg:x="2.243cm" svg:y="2.82cm" svg:width="12.893cm" svg:height="12.265cm"/>
          <chart:axis chart:dimension="x" chart:name="primary-x" chart:style-name="ch5">
            <chart:title svg:x="6.867cm" svg:y="16.073cm" chart:style-name="ch6">
              <text:p>Cantidad de muestras</text:p>
            </chart:title>
          </chart:axis>
          <chart:axis chart:dimension="y" chart:name="primary-y" chart:style-name="ch7">
            <chart:title svg:x="0.451cm" svg:y="10.001cm" chart:style-name="ch8">
              <text:p>Tiempo (s)</text:p>
            </chart:title>
            <chart:grid chart:style-name="ch9" chart:class="major"/>
          </chart:axis>
          <chart:series chart:style-name="ch10" chart:values-cell-range-address="FFT.G2:FFT.G181" chart:label-cell-address="FFT.G1:FFT.G1" chart:class="chart:scatter">
            <chart:domain table:cell-range-address="FFT.C2:FFT.C181"/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FFT.G1:FF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FFT.C2:FFT.C181</svg:desc>
                </draw:g>
              </table:table-cell>
              <table:table-cell office:value-type="float" office:value="0.004332206">
                <text:p>0.004332206</text:p>
                <draw:g>
                  <svg:desc>FFT.G2:FFT.G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">
                <text:p>16384</text:p>
              </table:table-cell>
              <table:table-cell office:value-type="float" office:value="0.004218841">
                <text:p>0.004218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0.00416303">
                <text:p>0.00416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84">
                <text:p>16384</text:p>
              </table:table-cell>
              <table:table-cell office:value-type="float" office:value="0.004134462">
                <text:p>0.004134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0.004106173">
                <text:p>0.004106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84">
                <text:p>16384</text:p>
              </table:table-cell>
              <table:table-cell office:value-type="float" office:value="0.004115114">
                <text:p>0.004115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004108967">
                <text:p>0.004108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84">
                <text:p>16384</text:p>
              </table:table-cell>
              <table:table-cell office:value-type="float" office:value="0.00415395">
                <text:p>0.00415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4">
                <text:p>16384</text:p>
              </table:table-cell>
              <table:table-cell office:value-type="float" office:value="0.004136698">
                <text:p>0.004136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0.004142006">
                <text:p>0.004142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0.00414948">
                <text:p>0.0041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84">
                <text:p>16384</text:p>
              </table:table-cell>
              <table:table-cell office:value-type="float" office:value="0.004145778">
                <text:p>0.004145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.004122517">
                <text:p>0.004122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004176302">
                <text:p>0.004176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004143892">
                <text:p>0.004143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0.004181261">
                <text:p>0.004181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4">
                <text:p>16384</text:p>
              </table:table-cell>
              <table:table-cell office:value-type="float" office:value="0.004170713">
                <text:p>0.004170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84">
                <text:p>16384</text:p>
              </table:table-cell>
              <table:table-cell office:value-type="float" office:value="0.004159607">
                <text:p>0.004159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84">
                <text:p>16384</text:p>
              </table:table-cell>
              <table:table-cell office:value-type="float" office:value="0.004230086">
                <text:p>0.004230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84">
                <text:p>16384</text:p>
              </table:table-cell>
              <table:table-cell office:value-type="float" office:value="0.004148082">
                <text:p>0.004148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84">
                <text:p>16384</text:p>
              </table:table-cell>
              <table:table-cell office:value-type="float" office:value="0.004163519">
                <text:p>0.004163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84">
                <text:p>16384</text:p>
              </table:table-cell>
              <table:table-cell office:value-type="float" office:value="0.00417749">
                <text:p>0.00417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84">
                <text:p>16384</text:p>
              </table:table-cell>
              <table:table-cell office:value-type="float" office:value="0.004173927">
                <text:p>0.004173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84">
                <text:p>16384</text:p>
              </table:table-cell>
              <table:table-cell office:value-type="float" office:value="0.004219749">
                <text:p>0.004219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84">
                <text:p>16384</text:p>
              </table:table-cell>
              <table:table-cell office:value-type="float" office:value="0.004175813">
                <text:p>0.004175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84">
                <text:p>16384</text:p>
              </table:table-cell>
              <table:table-cell office:value-type="float" office:value="0.004140678">
                <text:p>0.004140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84">
                <text:p>16384</text:p>
              </table:table-cell>
              <table:table-cell office:value-type="float" office:value="0.004183497">
                <text:p>0.004183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84">
                <text:p>16384</text:p>
              </table:table-cell>
              <table:table-cell office:value-type="float" office:value="0.004174625">
                <text:p>0.004174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84">
                <text:p>16384</text:p>
              </table:table-cell>
              <table:table-cell office:value-type="float" office:value="0.004144311">
                <text:p>0.004144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84">
                <text:p>16384</text:p>
              </table:table-cell>
              <table:table-cell office:value-type="float" office:value="0.004280796">
                <text:p>0.004280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68">
                <text:p>32768</text:p>
              </table:table-cell>
              <table:table-cell office:value-type="float" office:value="0.009150793">
                <text:p>0.009150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68">
                <text:p>32768</text:p>
              </table:table-cell>
              <table:table-cell office:value-type="float" office:value="0.00904511">
                <text:p>0.00904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68">
                <text:p>32768</text:p>
              </table:table-cell>
              <table:table-cell office:value-type="float" office:value="0.008921267">
                <text:p>0.008921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68">
                <text:p>32768</text:p>
              </table:table-cell>
              <table:table-cell office:value-type="float" office:value="0.008827529">
                <text:p>0.008827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768">
                <text:p>32768</text:p>
              </table:table-cell>
              <table:table-cell office:value-type="float" office:value="0.008848204">
                <text:p>0.008848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768">
                <text:p>32768</text:p>
              </table:table-cell>
              <table:table-cell office:value-type="float" office:value="0.008858751">
                <text:p>0.008858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768">
                <text:p>32768</text:p>
              </table:table-cell>
              <table:table-cell office:value-type="float" office:value="0.008941034">
                <text:p>0.008941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68">
                <text:p>32768</text:p>
              </table:table-cell>
              <table:table-cell office:value-type="float" office:value="0.00885484">
                <text:p>0.00885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768">
                <text:p>32768</text:p>
              </table:table-cell>
              <table:table-cell office:value-type="float" office:value="0.008963806">
                <text:p>0.008963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768">
                <text:p>32768</text:p>
              </table:table-cell>
              <table:table-cell office:value-type="float" office:value="0.008903665">
                <text:p>0.008903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68">
                <text:p>32768</text:p>
              </table:table-cell>
              <table:table-cell office:value-type="float" office:value="0.008951791">
                <text:p>0.0089517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768">
                <text:p>32768</text:p>
              </table:table-cell>
              <table:table-cell office:value-type="float" office:value="0.008834444">
                <text:p>0.008834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68">
                <text:p>32768</text:p>
              </table:table-cell>
              <table:table-cell office:value-type="float" office:value="0.009021013">
                <text:p>0.009021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768">
                <text:p>32768</text:p>
              </table:table-cell>
              <table:table-cell office:value-type="float" office:value="0.00891966">
                <text:p>0.00891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768">
                <text:p>32768</text:p>
              </table:table-cell>
              <table:table-cell office:value-type="float" office:value="0.008953258">
                <text:p>0.008953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68">
                <text:p>32768</text:p>
              </table:table-cell>
              <table:table-cell office:value-type="float" office:value="0.008885364">
                <text:p>0.008885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768">
                <text:p>32768</text:p>
              </table:table-cell>
              <table:table-cell office:value-type="float" office:value="0.008977566">
                <text:p>0.008977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768">
                <text:p>32768</text:p>
              </table:table-cell>
              <table:table-cell office:value-type="float" office:value="0.008864479">
                <text:p>0.008864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768">
                <text:p>32768</text:p>
              </table:table-cell>
              <table:table-cell office:value-type="float" office:value="0.008991815">
                <text:p>0.008991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768">
                <text:p>32768</text:p>
              </table:table-cell>
              <table:table-cell office:value-type="float" office:value="0.008909531">
                <text:p>0.008909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768">
                <text:p>32768</text:p>
              </table:table-cell>
              <table:table-cell office:value-type="float" office:value="0.008924967">
                <text:p>0.008924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68">
                <text:p>32768</text:p>
              </table:table-cell>
              <table:table-cell office:value-type="float" office:value="0.008887807">
                <text:p>0.008887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768">
                <text:p>32768</text:p>
              </table:table-cell>
              <table:table-cell office:value-type="float" office:value="0.008995585">
                <text:p>0.008995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68">
                <text:p>32768</text:p>
              </table:table-cell>
              <table:table-cell office:value-type="float" office:value="0.008990766">
                <text:p>0.008990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68">
                <text:p>32768</text:p>
              </table:table-cell>
              <table:table-cell office:value-type="float" office:value="0.008992721">
                <text:p>0.0089927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68">
                <text:p>32768</text:p>
              </table:table-cell>
              <table:table-cell office:value-type="float" office:value="0.00895144">
                <text:p>0.00895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768">
                <text:p>32768</text:p>
              </table:table-cell>
              <table:table-cell office:value-type="float" office:value="0.008983291">
                <text:p>0.008983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768">
                <text:p>32768</text:p>
              </table:table-cell>
              <table:table-cell office:value-type="float" office:value="0.008936283">
                <text:p>0.0089362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768">
                <text:p>32768</text:p>
              </table:table-cell>
              <table:table-cell office:value-type="float" office:value="0.00894648">
                <text:p>0.00894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768">
                <text:p>32768</text:p>
              </table:table-cell>
              <table:table-cell office:value-type="float" office:value="0.008969462">
                <text:p>0.008969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536">
                <text:p>65536</text:p>
              </table:table-cell>
              <table:table-cell office:value-type="float" office:value="0.019361735">
                <text:p>0.019361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536">
                <text:p>65536</text:p>
              </table:table-cell>
              <table:table-cell office:value-type="float" office:value="0.018948992">
                <text:p>0.018948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536">
                <text:p>65536</text:p>
              </table:table-cell>
              <table:table-cell office:value-type="float" office:value="0.018628592">
                <text:p>0.0186285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536">
                <text:p>65536</text:p>
              </table:table-cell>
              <table:table-cell office:value-type="float" office:value="0.01862915">
                <text:p>0.01862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536">
                <text:p>65536</text:p>
              </table:table-cell>
              <table:table-cell office:value-type="float" office:value="0.018701235">
                <text:p>0.018701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36">
                <text:p>65536</text:p>
              </table:table-cell>
              <table:table-cell office:value-type="float" office:value="0.018622375">
                <text:p>0.018622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536">
                <text:p>65536</text:p>
              </table:table-cell>
              <table:table-cell office:value-type="float" office:value="0.018617764">
                <text:p>0.018617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536">
                <text:p>65536</text:p>
              </table:table-cell>
              <table:table-cell office:value-type="float" office:value="0.018667707">
                <text:p>0.0186677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36">
                <text:p>65536</text:p>
              </table:table-cell>
              <table:table-cell office:value-type="float" office:value="0.018680699">
                <text:p>0.0186806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536">
                <text:p>65536</text:p>
              </table:table-cell>
              <table:table-cell office:value-type="float" office:value="0.018718139">
                <text:p>0.018718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536">
                <text:p>65536</text:p>
              </table:table-cell>
              <table:table-cell office:value-type="float" office:value="0.018737137">
                <text:p>0.018737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536">
                <text:p>65536</text:p>
              </table:table-cell>
              <table:table-cell office:value-type="float" office:value="0.018693971">
                <text:p>0.0186939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536">
                <text:p>65536</text:p>
              </table:table-cell>
              <table:table-cell office:value-type="float" office:value="0.018679791">
                <text:p>0.018679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536">
                <text:p>65536</text:p>
              </table:table-cell>
              <table:table-cell office:value-type="float" office:value="0.018772133">
                <text:p>0.018772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536">
                <text:p>65536</text:p>
              </table:table-cell>
              <table:table-cell office:value-type="float" office:value="0.018656321">
                <text:p>0.018656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536">
                <text:p>65536</text:p>
              </table:table-cell>
              <table:table-cell office:value-type="float" office:value="0.018988876">
                <text:p>0.018988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536">
                <text:p>65536</text:p>
              </table:table-cell>
              <table:table-cell office:value-type="float" office:value="0.018792598">
                <text:p>0.018792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536">
                <text:p>65536</text:p>
              </table:table-cell>
              <table:table-cell office:value-type="float" office:value="0.018873554">
                <text:p>0.018873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536">
                <text:p>65536</text:p>
              </table:table-cell>
              <table:table-cell office:value-type="float" office:value="0.018857978">
                <text:p>0.0188579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536">
                <text:p>65536</text:p>
              </table:table-cell>
              <table:table-cell office:value-type="float" office:value="0.020454814">
                <text:p>0.020454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536">
                <text:p>65536</text:p>
              </table:table-cell>
              <table:table-cell office:value-type="float" office:value="0.019906771">
                <text:p>0.0199067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536">
                <text:p>65536</text:p>
              </table:table-cell>
              <table:table-cell office:value-type="float" office:value="0.019625204">
                <text:p>0.019625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536">
                <text:p>65536</text:p>
              </table:table-cell>
              <table:table-cell office:value-type="float" office:value="0.018807682">
                <text:p>0.018807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536">
                <text:p>65536</text:p>
              </table:table-cell>
              <table:table-cell office:value-type="float" office:value="0.018834574">
                <text:p>0.0188345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536">
                <text:p>65536</text:p>
              </table:table-cell>
              <table:table-cell office:value-type="float" office:value="0.01879476">
                <text:p>0.018794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536">
                <text:p>65536</text:p>
              </table:table-cell>
              <table:table-cell office:value-type="float" office:value="0.01883178">
                <text:p>0.01883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536">
                <text:p>65536</text:p>
              </table:table-cell>
              <table:table-cell office:value-type="float" office:value="0.018722116">
                <text:p>0.018722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536">
                <text:p>65536</text:p>
              </table:table-cell>
              <table:table-cell office:value-type="float" office:value="0.01886922">
                <text:p>0.018869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536">
                <text:p>65536</text:p>
              </table:table-cell>
              <table:table-cell office:value-type="float" office:value="0.018803351">
                <text:p>0.018803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536">
                <text:p>65536</text:p>
              </table:table-cell>
              <table:table-cell office:value-type="float" office:value="0.018856508">
                <text:p>0.018856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072">
                <text:p>131072</text:p>
              </table:table-cell>
              <table:table-cell office:value-type="float" office:value="0.040880137">
                <text:p>0.040880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072">
                <text:p>131072</text:p>
              </table:table-cell>
              <table:table-cell office:value-type="float" office:value="0.039948755">
                <text:p>0.039948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1072">
                <text:p>131072</text:p>
              </table:table-cell>
              <table:table-cell office:value-type="float" office:value="0.039104193">
                <text:p>0.039104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1072">
                <text:p>131072</text:p>
              </table:table-cell>
              <table:table-cell office:value-type="float" office:value="0.039314578">
                <text:p>0.0393145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072">
                <text:p>131072</text:p>
              </table:table-cell>
              <table:table-cell office:value-type="float" office:value="0.039316044">
                <text:p>0.039316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072">
                <text:p>131072</text:p>
              </table:table-cell>
              <table:table-cell office:value-type="float" office:value="0.03940196">
                <text:p>0.03940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072">
                <text:p>131072</text:p>
              </table:table-cell>
              <table:table-cell office:value-type="float" office:value="0.039246054">
                <text:p>0.039246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1072">
                <text:p>131072</text:p>
              </table:table-cell>
              <table:table-cell office:value-type="float" office:value="0.039374648">
                <text:p>0.039374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072">
                <text:p>131072</text:p>
              </table:table-cell>
              <table:table-cell office:value-type="float" office:value="0.039615701">
                <text:p>0.0396157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072">
                <text:p>131072</text:p>
              </table:table-cell>
              <table:table-cell office:value-type="float" office:value="0.039533348">
                <text:p>0.0395333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072">
                <text:p>131072</text:p>
              </table:table-cell>
              <table:table-cell office:value-type="float" office:value="0.039687018">
                <text:p>0.039687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1072">
                <text:p>131072</text:p>
              </table:table-cell>
              <table:table-cell office:value-type="float" office:value="0.03949004">
                <text:p>0.03949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072">
                <text:p>131072</text:p>
              </table:table-cell>
              <table:table-cell office:value-type="float" office:value="0.039511694">
                <text:p>0.0395116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072">
                <text:p>131072</text:p>
              </table:table-cell>
              <table:table-cell office:value-type="float" office:value="0.039596702">
                <text:p>0.0395967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1072">
                <text:p>131072</text:p>
              </table:table-cell>
              <table:table-cell office:value-type="float" office:value="0.042784452">
                <text:p>0.042784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1072">
                <text:p>131072</text:p>
              </table:table-cell>
              <table:table-cell office:value-type="float" office:value="0.039567364">
                <text:p>0.039567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72">
                <text:p>131072</text:p>
              </table:table-cell>
              <table:table-cell office:value-type="float" office:value="0.039557516">
                <text:p>0.0395575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1072">
                <text:p>131072</text:p>
              </table:table-cell>
              <table:table-cell office:value-type="float" office:value="0.039652582">
                <text:p>0.039652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1072">
                <text:p>131072</text:p>
              </table:table-cell>
              <table:table-cell office:value-type="float" office:value="0.039529575">
                <text:p>0.039529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1072">
                <text:p>131072</text:p>
              </table:table-cell>
              <table:table-cell office:value-type="float" office:value="0.039800804">
                <text:p>0.039800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1072">
                <text:p>131072</text:p>
              </table:table-cell>
              <table:table-cell office:value-type="float" office:value="0.03942068">
                <text:p>0.039420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072">
                <text:p>131072</text:p>
              </table:table-cell>
              <table:table-cell office:value-type="float" office:value="0.039618975">
                <text:p>0.039618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072">
                <text:p>131072</text:p>
              </table:table-cell>
              <table:table-cell office:value-type="float" office:value="0.039367515">
                <text:p>0.039367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072">
                <text:p>131072</text:p>
              </table:table-cell>
              <table:table-cell office:value-type="float" office:value="0.039384628">
                <text:p>0.0393846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1072">
                <text:p>131072</text:p>
              </table:table-cell>
              <table:table-cell office:value-type="float" office:value="0.039481231">
                <text:p>0.039481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072">
                <text:p>131072</text:p>
              </table:table-cell>
              <table:table-cell office:value-type="float" office:value="0.039494153">
                <text:p>0.039494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072">
                <text:p>131072</text:p>
              </table:table-cell>
              <table:table-cell office:value-type="float" office:value="0.039417807">
                <text:p>0.0394178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072">
                <text:p>131072</text:p>
              </table:table-cell>
              <table:table-cell office:value-type="float" office:value="0.039411241">
                <text:p>0.0394112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1072">
                <text:p>131072</text:p>
              </table:table-cell>
              <table:table-cell office:value-type="float" office:value="0.039521813">
                <text:p>0.039521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1072">
                <text:p>131072</text:p>
              </table:table-cell>
              <table:table-cell office:value-type="float" office:value="0.03965851">
                <text:p>0.039658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2144">
                <text:p>262144</text:p>
              </table:table-cell>
              <table:table-cell office:value-type="float" office:value="0.086687562">
                <text:p>0.086687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2144">
                <text:p>262144</text:p>
              </table:table-cell>
              <table:table-cell office:value-type="float" office:value="0.084059703">
                <text:p>0.084059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144">
                <text:p>262144</text:p>
              </table:table-cell>
              <table:table-cell office:value-type="float" office:value="0.082618027">
                <text:p>0.082618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2144">
                <text:p>262144</text:p>
              </table:table-cell>
              <table:table-cell office:value-type="float" office:value="0.082645686">
                <text:p>0.082645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2144">
                <text:p>262144</text:p>
              </table:table-cell>
              <table:table-cell office:value-type="float" office:value="0.082719093">
                <text:p>0.0827190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2144">
                <text:p>262144</text:p>
              </table:table-cell>
              <table:table-cell office:value-type="float" office:value="0.082608808">
                <text:p>0.082608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144">
                <text:p>262144</text:p>
              </table:table-cell>
              <table:table-cell office:value-type="float" office:value="0.082993019">
                <text:p>0.082993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2144">
                <text:p>262144</text:p>
              </table:table-cell>
              <table:table-cell office:value-type="float" office:value="0.082419589">
                <text:p>0.0824195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144">
                <text:p>262144</text:p>
              </table:table-cell>
              <table:table-cell office:value-type="float" office:value="0.082510528">
                <text:p>0.082510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2144">
                <text:p>262144</text:p>
              </table:table-cell>
              <table:table-cell office:value-type="float" office:value="0.082783902">
                <text:p>0.0827839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144">
                <text:p>262144</text:p>
              </table:table-cell>
              <table:table-cell office:value-type="float" office:value="0.082186237">
                <text:p>0.082186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144">
                <text:p>262144</text:p>
              </table:table-cell>
              <table:table-cell office:value-type="float" office:value="0.084653032">
                <text:p>0.084653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2144">
                <text:p>262144</text:p>
              </table:table-cell>
              <table:table-cell office:value-type="float" office:value="0.082710355">
                <text:p>0.082710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2144">
                <text:p>262144</text:p>
              </table:table-cell>
              <table:table-cell office:value-type="float" office:value="0.082522192">
                <text:p>0.0825221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2144">
                <text:p>262144</text:p>
              </table:table-cell>
              <table:table-cell office:value-type="float" office:value="0.083443032">
                <text:p>0.083443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2144">
                <text:p>262144</text:p>
              </table:table-cell>
              <table:table-cell office:value-type="float" office:value="0.082033687">
                <text:p>0.082033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2144">
                <text:p>262144</text:p>
              </table:table-cell>
              <table:table-cell office:value-type="float" office:value="0.08300789">
                <text:p>0.083007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2144">
                <text:p>262144</text:p>
              </table:table-cell>
              <table:table-cell office:value-type="float" office:value="0.082651189">
                <text:p>0.082651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144">
                <text:p>262144</text:p>
              </table:table-cell>
              <table:table-cell office:value-type="float" office:value="0.082779216">
                <text:p>0.0827792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2144">
                <text:p>262144</text:p>
              </table:table-cell>
              <table:table-cell office:value-type="float" office:value="0.082617664">
                <text:p>0.0826176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2144">
                <text:p>262144</text:p>
              </table:table-cell>
              <table:table-cell office:value-type="float" office:value="0.083525652">
                <text:p>0.0835256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2144">
                <text:p>262144</text:p>
              </table:table-cell>
              <table:table-cell office:value-type="float" office:value="0.083008588">
                <text:p>0.0830085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2144">
                <text:p>262144</text:p>
              </table:table-cell>
              <table:table-cell office:value-type="float" office:value="0.082772091">
                <text:p>0.0827720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2144">
                <text:p>262144</text:p>
              </table:table-cell>
              <table:table-cell office:value-type="float" office:value="0.082854579">
                <text:p>0.0828545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2144">
                <text:p>262144</text:p>
              </table:table-cell>
              <table:table-cell office:value-type="float" office:value="0.08286428">
                <text:p>0.082864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2144">
                <text:p>262144</text:p>
              </table:table-cell>
              <table:table-cell office:value-type="float" office:value="0.082998244">
                <text:p>0.0829982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2144">
                <text:p>262144</text:p>
              </table:table-cell>
              <table:table-cell office:value-type="float" office:value="0.082944532">
                <text:p>0.0829445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2144">
                <text:p>262144</text:p>
              </table:table-cell>
              <table:table-cell office:value-type="float" office:value="0.083137236">
                <text:p>0.0831372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2144">
                <text:p>262144</text:p>
              </table:table-cell>
              <table:table-cell office:value-type="float" office:value="0.083229502">
                <text:p>0.0832295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2144">
                <text:p>262144</text:p>
              </table:table-cell>
              <table:table-cell office:value-type="float" office:value="0.082794924">
                <text:p>0.0827949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4288">
                <text:p>524288</text:p>
              </table:table-cell>
              <table:table-cell office:value-type="float" office:value="0.184446759">
                <text:p>0.1844467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4288">
                <text:p>524288</text:p>
              </table:table-cell>
              <table:table-cell office:value-type="float" office:value="0.177878657">
                <text:p>0.1778786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4288">
                <text:p>524288</text:p>
              </table:table-cell>
              <table:table-cell office:value-type="float" office:value="0.174997964">
                <text:p>0.1749979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4288">
                <text:p>524288</text:p>
              </table:table-cell>
              <table:table-cell office:value-type="float" office:value="0.173658397">
                <text:p>0.173658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4288">
                <text:p>524288</text:p>
              </table:table-cell>
              <table:table-cell office:value-type="float" office:value="0.179598508">
                <text:p>0.179598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4288">
                <text:p>524288</text:p>
              </table:table-cell>
              <table:table-cell office:value-type="float" office:value="0.173133992">
                <text:p>0.173133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4288">
                <text:p>524288</text:p>
              </table:table-cell>
              <table:table-cell office:value-type="float" office:value="0.175029659">
                <text:p>0.1750296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4288">
                <text:p>524288</text:p>
              </table:table-cell>
              <table:table-cell office:value-type="float" office:value="0.173218154">
                <text:p>0.173218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4288">
                <text:p>524288</text:p>
              </table:table-cell>
              <table:table-cell office:value-type="float" office:value="0.173697768">
                <text:p>0.1736977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4288">
                <text:p>524288</text:p>
              </table:table-cell>
              <table:table-cell office:value-type="float" office:value="0.17366983">
                <text:p>0.173669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4288">
                <text:p>524288</text:p>
              </table:table-cell>
              <table:table-cell office:value-type="float" office:value="0.174137862">
                <text:p>0.1741378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4288">
                <text:p>524288</text:p>
              </table:table-cell>
              <table:table-cell office:value-type="float" office:value="0.174285306">
                <text:p>0.1742853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4288">
                <text:p>524288</text:p>
              </table:table-cell>
              <table:table-cell office:value-type="float" office:value="0.175717256">
                <text:p>0.175717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4288">
                <text:p>524288</text:p>
              </table:table-cell>
              <table:table-cell office:value-type="float" office:value="0.173727997">
                <text:p>0.1737279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288">
                <text:p>524288</text:p>
              </table:table-cell>
              <table:table-cell office:value-type="float" office:value="0.175447654">
                <text:p>0.1754476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4288">
                <text:p>524288</text:p>
              </table:table-cell>
              <table:table-cell office:value-type="float" office:value="0.174220964">
                <text:p>0.1742209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4288">
                <text:p>524288</text:p>
              </table:table-cell>
              <table:table-cell office:value-type="float" office:value="0.17449377">
                <text:p>0.17449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4288">
                <text:p>524288</text:p>
              </table:table-cell>
              <table:table-cell office:value-type="float" office:value="0.174124493">
                <text:p>0.1741244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4288">
                <text:p>524288</text:p>
              </table:table-cell>
              <table:table-cell office:value-type="float" office:value="0.174263555">
                <text:p>0.1742635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4288">
                <text:p>524288</text:p>
              </table:table-cell>
              <table:table-cell office:value-type="float" office:value="0.173674202">
                <text:p>0.1736742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4288">
                <text:p>524288</text:p>
              </table:table-cell>
              <table:table-cell office:value-type="float" office:value="0.175229301">
                <text:p>0.1752293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4288">
                <text:p>524288</text:p>
              </table:table-cell>
              <table:table-cell office:value-type="float" office:value="0.174710061">
                <text:p>0.1747100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4288">
                <text:p>524288</text:p>
              </table:table-cell>
              <table:table-cell office:value-type="float" office:value="0.17401126">
                <text:p>0.17401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4288">
                <text:p>524288</text:p>
              </table:table-cell>
              <table:table-cell office:value-type="float" office:value="0.174370125">
                <text:p>0.174370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4288">
                <text:p>524288</text:p>
              </table:table-cell>
              <table:table-cell office:value-type="float" office:value="0.174457012">
                <text:p>0.174457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4288">
                <text:p>524288</text:p>
              </table:table-cell>
              <table:table-cell office:value-type="float" office:value="0.177079681">
                <text:p>0.177079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4288">
                <text:p>524288</text:p>
              </table:table-cell>
              <table:table-cell office:value-type="float" office:value="0.175141341">
                <text:p>0.1751413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4288">
                <text:p>524288</text:p>
              </table:table-cell>
              <table:table-cell office:value-type="float" office:value="0.174428991">
                <text:p>0.174428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4288">
                <text:p>524288</text:p>
              </table:table-cell>
              <table:table-cell office:value-type="float" office:value="0.174328623">
                <text:p>0.1743286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4288">
                <text:p>524288</text:p>
              </table:table-cell>
              <table:table-cell office:value-type="float" office:value="0.174341604">
                <text:p>0.1743416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